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2495483]</text:p>
          </table:table-cell>
          <table:table-cell office:value-type="string" calcext:value-type="string">
            <text:p>[[0.37504518]]</text:p>
          </table:table-cell>
          <table:table-cell office:value-type="string" calcext:value-type="string">
            <text:p>0.37504518</text:p>
          </table:table-cell>
          <table:table-cell office:value-type="string" calcext:value-type="string">
            <text:p>[[0.14065889]]</text:p>
          </table:table-cell>
          <table:table-cell office:value-type="string" calcext:value-type="string">
            <text:p>0.14065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622311]</text:p>
          </table:table-cell>
          <table:table-cell office:value-type="string" calcext:value-type="string">
            <text:p>[[0.17223111]]</text:p>
          </table:table-cell>
          <table:table-cell office:value-type="string" calcext:value-type="string">
            <text:p>0.17223111</text:p>
          </table:table-cell>
          <table:table-cell office:value-type="string" calcext:value-type="string">
            <text:p>[[0.02966356]]</text:p>
          </table:table-cell>
          <table:table-cell office:value-type="string" calcext:value-type="string">
            <text:p>0.02966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.22]]</text:p>
          </table:table-cell>
          <table:table-cell office:value-type="string" calcext:value-type="string">
            <text:p>[0.16964778]</text:p>
          </table:table-cell>
          <table:table-cell office:value-type="string" calcext:value-type="string">
            <text:p>[[0.05035222]]</text:p>
          </table:table-cell>
          <table:table-cell office:value-type="string" calcext:value-type="string">
            <text:p>0.05035222</text:p>
          </table:table-cell>
          <table:table-cell office:value-type="string" calcext:value-type="string">
            <text:p>[[0.00253535]]</text:p>
          </table:table-cell>
          <table:table-cell office:value-type="string" calcext:value-type="string">
            <text:p>0.00253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3625481]</text:p>
          </table:table-cell>
          <table:table-cell office:value-type="string" calcext:value-type="string">
            <text:p>[[0.33745188]]</text:p>
          </table:table-cell>
          <table:table-cell office:value-type="string" calcext:value-type="string">
            <text:p>0.33745188</text:p>
          </table:table-cell>
          <table:table-cell office:value-type="string" calcext:value-type="string">
            <text:p>[[0.11387376]]</text:p>
          </table:table-cell>
          <table:table-cell office:value-type="string" calcext:value-type="string">
            <text:p>0.11387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36045542]</text:p>
          </table:table-cell>
          <table:table-cell office:value-type="string" calcext:value-type="string">
            <text:p>[[0.2395446]]</text:p>
          </table:table-cell>
          <table:table-cell office:value-type="string" calcext:value-type="string">
            <text:p>0.2395446</text:p>
          </table:table-cell>
          <table:table-cell office:value-type="string" calcext:value-type="string">
            <text:p>[[0.05738162]]</text:p>
          </table:table-cell>
          <table:table-cell office:value-type="string" calcext:value-type="string">
            <text:p>0.05738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33966526]</text:p>
          </table:table-cell>
          <table:table-cell office:value-type="string" calcext:value-type="string">
            <text:p>[[0.46033475]]</text:p>
          </table:table-cell>
          <table:table-cell office:value-type="string" calcext:value-type="string">
            <text:p>0.46033475</text:p>
          </table:table-cell>
          <table:table-cell office:value-type="string" calcext:value-type="string">
            <text:p>[[0.21190809]]</text:p>
          </table:table-cell>
          <table:table-cell office:value-type="string" calcext:value-type="string">
            <text:p>0.211908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3427462]</text:p>
          </table:table-cell>
          <table:table-cell office:value-type="string" calcext:value-type="string">
            <text:p>[[0.19274619]]</text:p>
          </table:table-cell>
          <table:table-cell office:value-type="string" calcext:value-type="string">
            <text:p>0.19274619</text:p>
          </table:table-cell>
          <table:table-cell office:value-type="string" calcext:value-type="string">
            <text:p>[[0.03715109]]</text:p>
          </table:table-cell>
          <table:table-cell office:value-type="string" calcext:value-type="string">
            <text:p>0.03715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32201535]</text:p>
          </table:table-cell>
          <table:table-cell office:value-type="string" calcext:value-type="string">
            <text:p>[[0.42798465]]</text:p>
          </table:table-cell>
          <table:table-cell office:value-type="string" calcext:value-type="string">
            <text:p>0.42798465</text:p>
          </table:table-cell>
          <table:table-cell office:value-type="string" calcext:value-type="string">
            <text:p>[[0.18317087]]</text:p>
          </table:table-cell>
          <table:table-cell office:value-type="string" calcext:value-type="string">
            <text:p>0.18317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33902538]</text:p>
          </table:table-cell>
          <table:table-cell office:value-type="string" calcext:value-type="string">
            <text:p>[[0.24902537]]</text:p>
          </table:table-cell>
          <table:table-cell office:value-type="string" calcext:value-type="string">
            <text:p>0.24902537</text:p>
          </table:table-cell>
          <table:table-cell office:value-type="string" calcext:value-type="string">
            <text:p>[[0.06201364]]</text:p>
          </table:table-cell>
          <table:table-cell office:value-type="string" calcext:value-type="string">
            <text:p>0.06201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8686887]</text:p>
          </table:table-cell>
          <table:table-cell office:value-type="string" calcext:value-type="string">
            <text:p>[[0.08686887]]</text:p>
          </table:table-cell>
          <table:table-cell office:value-type="string" calcext:value-type="string">
            <text:p>0.08686887</text:p>
          </table:table-cell>
          <table:table-cell office:value-type="string" calcext:value-type="string">
            <text:p>[[0.0075462]]</text:p>
          </table:table-cell>
          <table:table-cell office:value-type="string" calcext:value-type="string">
            <text:p>0.0075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8550392]</text:p>
          </table:table-cell>
          <table:table-cell office:value-type="string" calcext:value-type="string">
            <text:p>[[0.01449609]]</text:p>
          </table:table-cell>
          <table:table-cell office:value-type="string" calcext:value-type="string">
            <text:p>0.01449609</text:p>
          </table:table-cell>
          <table:table-cell office:value-type="string" calcext:value-type="string">
            <text:p>[[0.00021014]]</text:p>
          </table:table-cell>
          <table:table-cell office:value-type="string" calcext:value-type="string">
            <text:p>0.00021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310861]</text:p>
          </table:table-cell>
          <table:table-cell office:value-type="string" calcext:value-type="string">
            <text:p>[[0.36891392]]</text:p>
          </table:table-cell>
          <table:table-cell office:value-type="string" calcext:value-type="string">
            <text:p>0.36891392</text:p>
          </table:table-cell>
          <table:table-cell office:value-type="string" calcext:value-type="string">
            <text:p>[[0.13609748]]</text:p>
          </table:table-cell>
          <table:table-cell office:value-type="string" calcext:value-type="string">
            <text:p>0.13609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18651919]</text:p>
          </table:table-cell>
          <table:table-cell office:value-type="string" calcext:value-type="string">
            <text:p>[[0.5634808]]</text:p>
          </table:table-cell>
          <table:table-cell office:value-type="string" calcext:value-type="string">
            <text:p>0.5634808</text:p>
          </table:table-cell>
          <table:table-cell office:value-type="string" calcext:value-type="string">
            <text:p>[[0.3175106]]</text:p>
          </table:table-cell>
          <table:table-cell office:value-type="string" calcext:value-type="string">
            <text:p>0.3175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9618153]</text:p>
          </table:table-cell>
          <table:table-cell office:value-type="string" calcext:value-type="string">
            <text:p>[[0.26618153]]</text:p>
          </table:table-cell>
          <table:table-cell office:value-type="string" calcext:value-type="string">
            <text:p>0.26618153</text:p>
          </table:table-cell>
          <table:table-cell office:value-type="string" calcext:value-type="string">
            <text:p>[[0.07085261]]</text:p>
          </table:table-cell>
          <table:table-cell office:value-type="string" calcext:value-type="string">
            <text:p>0.07085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7419267]</text:p>
          </table:table-cell>
          <table:table-cell office:value-type="string" calcext:value-type="string">
            <text:p>[[0.42580736]]</text:p>
          </table:table-cell>
          <table:table-cell office:value-type="string" calcext:value-type="string">
            <text:p>0.42580736</text:p>
          </table:table-cell>
          <table:table-cell office:value-type="string" calcext:value-type="string">
            <text:p>[[0.1813119]]</text:p>
          </table:table-cell>
          <table:table-cell office:value-type="string" calcext:value-type="string">
            <text:p>0.1813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0935795]</text:p>
          </table:table-cell>
          <table:table-cell office:value-type="string" calcext:value-type="string">
            <text:p>[[0.0064205]]</text:p>
          </table:table-cell>
          <table:table-cell office:value-type="string" calcext:value-type="string">
            <text:p>0.0064205</text:p>
          </table:table-cell>
          <table:table-cell office:value-type="string" calcext:value-type="string">
            <text:p>[[4.122283e-05]]</text:p>
          </table:table-cell>
          <table:table-cell office:value-type="string" calcext:value-type="string">
            <text:p>4.122283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782575]</text:p>
          </table:table-cell>
          <table:table-cell office:value-type="string" calcext:value-type="string">
            <text:p>[[0.1782575]]</text:p>
          </table:table-cell>
          <table:table-cell office:value-type="string" calcext:value-type="string">
            <text:p>0.1782575</text:p>
          </table:table-cell>
          <table:table-cell office:value-type="string" calcext:value-type="string">
            <text:p>[[0.03177574]]</text:p>
          </table:table-cell>
          <table:table-cell office:value-type="string" calcext:value-type="string">
            <text:p>0.03177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0658194]</text:p>
          </table:table-cell>
          <table:table-cell office:value-type="string" calcext:value-type="string">
            <text:p>[[0.7434181]]</text:p>
          </table:table-cell>
          <table:table-cell office:value-type="string" calcext:value-type="string">
            <text:p>0.7434181</text:p>
          </table:table-cell>
          <table:table-cell office:value-type="string" calcext:value-type="string">
            <text:p>[[0.5526705]]</text:p>
          </table:table-cell>
          <table:table-cell office:value-type="string" calcext:value-type="string">
            <text:p>0.55267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19210318]</text:p>
          </table:table-cell>
          <table:table-cell office:value-type="string" calcext:value-type="string">
            <text:p>[[0.7078968]]</text:p>
          </table:table-cell>
          <table:table-cell office:value-type="string" calcext:value-type="string">
            <text:p>0.7078968</text:p>
          </table:table-cell>
          <table:table-cell office:value-type="string" calcext:value-type="string">
            <text:p>[[0.50111794]]</text:p>
          </table:table-cell>
          <table:table-cell office:value-type="string" calcext:value-type="string">
            <text:p>0.50111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17324638]</text:p>
          </table:table-cell>
          <table:table-cell office:value-type="string" calcext:value-type="string">
            <text:p>[[0.09324639]]</text:p>
          </table:table-cell>
          <table:table-cell office:value-type="string" calcext:value-type="string">
            <text:p>0.09324639</text:p>
          </table:table-cell>
          <table:table-cell office:value-type="string" calcext:value-type="string">
            <text:p>[[0.00869489]]</text:p>
          </table:table-cell>
          <table:table-cell office:value-type="string" calcext:value-type="string">
            <text:p>0.00869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30050007]</text:p>
          </table:table-cell>
          <table:table-cell office:value-type="string" calcext:value-type="string">
            <text:p>[[0.44949993]]</text:p>
          </table:table-cell>
          <table:table-cell office:value-type="string" calcext:value-type="string">
            <text:p>0.44949993</text:p>
          </table:table-cell>
          <table:table-cell office:value-type="string" calcext:value-type="string">
            <text:p>[[0.2020502]]</text:p>
          </table:table-cell>
          <table:table-cell office:value-type="string" calcext:value-type="string">
            <text:p>0.2020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39679056]</text:p>
          </table:table-cell>
          <table:table-cell office:value-type="string" calcext:value-type="string">
            <text:p>[[0.39679056]]</text:p>
          </table:table-cell>
          <table:table-cell office:value-type="string" calcext:value-type="string">
            <text:p>0.39679056</text:p>
          </table:table-cell>
          <table:table-cell office:value-type="string" calcext:value-type="string">
            <text:p>[[0.15744275]]</text:p>
          </table:table-cell>
          <table:table-cell office:value-type="string" calcext:value-type="string">
            <text:p>0.15744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6292]</text:p>
          </table:table-cell>
          <table:table-cell office:value-type="string" calcext:value-type="string">
            <text:p>[[0.286292]]</text:p>
          </table:table-cell>
          <table:table-cell office:value-type="string" calcext:value-type="string">
            <text:p>0.286292</text:p>
          </table:table-cell>
          <table:table-cell office:value-type="string" calcext:value-type="string">
            <text:p>[[0.0819631]]</text:p>
          </table:table-cell>
          <table:table-cell office:value-type="string" calcext:value-type="string">
            <text:p>0.08196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779835]</text:p>
          </table:table-cell>
          <table:table-cell office:value-type="string" calcext:value-type="string">
            <text:p>[[0.28779835]]</text:p>
          </table:table-cell>
          <table:table-cell office:value-type="string" calcext:value-type="string">
            <text:p>0.28779835</text:p>
          </table:table-cell>
          <table:table-cell office:value-type="string" calcext:value-type="string">
            <text:p>[[0.08282789]]</text:p>
          </table:table-cell>
          <table:table-cell office:value-type="string" calcext:value-type="string">
            <text:p>0.08282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41133046]</text:p>
          </table:table-cell>
          <table:table-cell office:value-type="string" calcext:value-type="string">
            <text:p>[[0.31133047]]</text:p>
          </table:table-cell>
          <table:table-cell office:value-type="string" calcext:value-type="string">
            <text:p>0.31133047</text:p>
          </table:table-cell>
          <table:table-cell office:value-type="string" calcext:value-type="string">
            <text:p>[[0.09692666]]</text:p>
          </table:table-cell>
          <table:table-cell office:value-type="string" calcext:value-type="string">
            <text:p>0.096926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.65]]</text:p>
          </table:table-cell>
          <table:table-cell office:value-type="string" calcext:value-type="string">
            <text:p>[0.22714461]</text:p>
          </table:table-cell>
          <table:table-cell office:value-type="string" calcext:value-type="string">
            <text:p>[[0.42285538]]</text:p>
          </table:table-cell>
          <table:table-cell office:value-type="string" calcext:value-type="string">
            <text:p>0.42285538</text:p>
          </table:table-cell>
          <table:table-cell office:value-type="string" calcext:value-type="string">
            <text:p>[[0.17880668]]</text:p>
          </table:table-cell>
          <table:table-cell office:value-type="string" calcext:value-type="string">
            <text:p>0.178806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6947919]</text:p>
          </table:table-cell>
          <table:table-cell office:value-type="string" calcext:value-type="string">
            <text:p>[[0.06947919]]</text:p>
          </table:table-cell>
          <table:table-cell office:value-type="string" calcext:value-type="string">
            <text:p>0.06947919</text:p>
          </table:table-cell>
          <table:table-cell office:value-type="string" calcext:value-type="string">
            <text:p>[[0.00482736]]</text:p>
          </table:table-cell>
          <table:table-cell office:value-type="string" calcext:value-type="string">
            <text:p>0.004827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8212852]</text:p>
          </table:table-cell>
          <table:table-cell office:value-type="string" calcext:value-type="string">
            <text:p>[[0.6178715]]</text:p>
          </table:table-cell>
          <table:table-cell office:value-type="string" calcext:value-type="string">
            <text:p>0.6178715</text:p>
          </table:table-cell>
          <table:table-cell office:value-type="string" calcext:value-type="string">
            <text:p>[[0.38176522]]</text:p>
          </table:table-cell>
          <table:table-cell office:value-type="string" calcext:value-type="string">
            <text:p>0.381765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7179188]</text:p>
          </table:table-cell>
          <table:table-cell office:value-type="string" calcext:value-type="string">
            <text:p>[[0.32820815]]</text:p>
          </table:table-cell>
          <table:table-cell office:value-type="string" calcext:value-type="string">
            <text:p>0.32820815</text:p>
          </table:table-cell>
          <table:table-cell office:value-type="string" calcext:value-type="string">
            <text:p>[[0.10772059]]</text:p>
          </table:table-cell>
          <table:table-cell office:value-type="string" calcext:value-type="string">
            <text:p>0.10772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4999869]</text:p>
          </table:table-cell>
          <table:table-cell office:value-type="string" calcext:value-type="string">
            <text:p>[[0.04999869]]</text:p>
          </table:table-cell>
          <table:table-cell office:value-type="string" calcext:value-type="string">
            <text:p>0.04999869</text:p>
          </table:table-cell>
          <table:table-cell office:value-type="string" calcext:value-type="string">
            <text:p>[[0.00249987]]</text:p>
          </table:table-cell>
          <table:table-cell office:value-type="string" calcext:value-type="string">
            <text:p>0.002499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36645037]</text:p>
          </table:table-cell>
          <table:table-cell office:value-type="string" calcext:value-type="string">
            <text:p>[[0.33354962]]</text:p>
          </table:table-cell>
          <table:table-cell office:value-type="string" calcext:value-type="string">
            <text:p>0.33354962</text:p>
          </table:table-cell>
          <table:table-cell office:value-type="string" calcext:value-type="string">
            <text:p>[[0.11125535]]</text:p>
          </table:table-cell>
          <table:table-cell office:value-type="string" calcext:value-type="string">
            <text:p>0.111255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29192019]</text:p>
          </table:table-cell>
          <table:table-cell office:value-type="string" calcext:value-type="string">
            <text:p>[[0.10807982]]</text:p>
          </table:table-cell>
          <table:table-cell office:value-type="string" calcext:value-type="string">
            <text:p>0.10807982</text:p>
          </table:table-cell>
          <table:table-cell office:value-type="string" calcext:value-type="string">
            <text:p>[[0.01168125]]</text:p>
          </table:table-cell>
          <table:table-cell office:value-type="string" calcext:value-type="string">
            <text:p>0.01168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6249344]</text:p>
          </table:table-cell>
          <table:table-cell office:value-type="string" calcext:value-type="string">
            <text:p>[[0.4375066]]</text:p>
          </table:table-cell>
          <table:table-cell office:value-type="string" calcext:value-type="string">
            <text:p>0.4375066</text:p>
          </table:table-cell>
          <table:table-cell office:value-type="string" calcext:value-type="string">
            <text:p>[[0.19141202]]</text:p>
          </table:table-cell>
          <table:table-cell office:value-type="string" calcext:value-type="string">
            <text:p>0.19141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.89]]</text:p>
          </table:table-cell>
          <table:table-cell office:value-type="string" calcext:value-type="string">
            <text:p>[0.04514373]</text:p>
          </table:table-cell>
          <table:table-cell office:value-type="string" calcext:value-type="string">
            <text:p>[[0.84485626]]</text:p>
          </table:table-cell>
          <table:table-cell office:value-type="string" calcext:value-type="string">
            <text:p>0.84485626</text:p>
          </table:table-cell>
          <table:table-cell office:value-type="string" calcext:value-type="string">
            <text:p>[[0.71378213]]</text:p>
          </table:table-cell>
          <table:table-cell office:value-type="string" calcext:value-type="string">
            <text:p>0.713782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1557152]</text:p>
          </table:table-cell>
          <table:table-cell office:value-type="string" calcext:value-type="string">
            <text:p>[[0.15557152]]</text:p>
          </table:table-cell>
          <table:table-cell office:value-type="string" calcext:value-type="string">
            <text:p>0.15557152</text:p>
          </table:table-cell>
          <table:table-cell office:value-type="string" calcext:value-type="string">
            <text:p>[[0.0242025]]</text:p>
          </table:table-cell>
          <table:table-cell office:value-type="string" calcext:value-type="string">
            <text:p>0.0242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22386979]</text:p>
          </table:table-cell>
          <table:table-cell office:value-type="string" calcext:value-type="string">
            <text:p>[[0.08386979]]</text:p>
          </table:table-cell>
          <table:table-cell office:value-type="string" calcext:value-type="string">
            <text:p>0.08386979</text:p>
          </table:table-cell>
          <table:table-cell office:value-type="string" calcext:value-type="string">
            <text:p>[[0.00703414]]</text:p>
          </table:table-cell>
          <table:table-cell office:value-type="string" calcext:value-type="string">
            <text:p>0.007034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5138785]</text:p>
          </table:table-cell>
          <table:table-cell office:value-type="string" calcext:value-type="string">
            <text:p>[[0.45387852]]</text:p>
          </table:table-cell>
          <table:table-cell office:value-type="string" calcext:value-type="string">
            <text:p>0.45387852</text:p>
          </table:table-cell>
          <table:table-cell office:value-type="string" calcext:value-type="string">
            <text:p>[[0.2060057]]</text:p>
          </table:table-cell>
          <table:table-cell office:value-type="string" calcext:value-type="string">
            <text:p>0.20600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32126865]</text:p>
          </table:table-cell>
          <table:table-cell office:value-type="string" calcext:value-type="string">
            <text:p>[[0.17126864]]</text:p>
          </table:table-cell>
          <table:table-cell office:value-type="string" calcext:value-type="string">
            <text:p>0.17126864</text:p>
          </table:table-cell>
          <table:table-cell office:value-type="string" calcext:value-type="string">
            <text:p>[[0.02933295]]</text:p>
          </table:table-cell>
          <table:table-cell office:value-type="string" calcext:value-type="string">
            <text:p>0.029332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3402347]</text:p>
          </table:table-cell>
          <table:table-cell office:value-type="string" calcext:value-type="string">
            <text:p>[[0.1802347]]</text:p>
          </table:table-cell>
          <table:table-cell office:value-type="string" calcext:value-type="string">
            <text:p>0.1802347</text:p>
          </table:table-cell>
          <table:table-cell office:value-type="string" calcext:value-type="string">
            <text:p>[[0.03248455]]</text:p>
          </table:table-cell>
          <table:table-cell office:value-type="string" calcext:value-type="string">
            <text:p>0.03248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325745]</text:p>
          </table:table-cell>
          <table:table-cell office:value-type="string" calcext:value-type="string">
            <text:p>[[0.4674255]]</text:p>
          </table:table-cell>
          <table:table-cell office:value-type="string" calcext:value-type="string">
            <text:p>0.4674255</text:p>
          </table:table-cell>
          <table:table-cell office:value-type="string" calcext:value-type="string">
            <text:p>[[0.21848659]]</text:p>
          </table:table-cell>
          <table:table-cell office:value-type="string" calcext:value-type="string">
            <text:p>0.21848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5151706]</text:p>
          </table:table-cell>
          <table:table-cell office:value-type="string" calcext:value-type="string">
            <text:p>[[0.15151706]]</text:p>
          </table:table-cell>
          <table:table-cell office:value-type="string" calcext:value-type="string">
            <text:p>0.15151706</text:p>
          </table:table-cell>
          <table:table-cell office:value-type="string" calcext:value-type="string">
            <text:p>[[0.02295742]]</text:p>
          </table:table-cell>
          <table:table-cell office:value-type="string" calcext:value-type="string">
            <text:p>0.022957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10864398]</text:p>
          </table:table-cell>
          <table:table-cell office:value-type="string" calcext:value-type="string">
            <text:p>[[0.08864398]]</text:p>
          </table:table-cell>
          <table:table-cell office:value-type="string" calcext:value-type="string">
            <text:p>0.08864398</text:p>
          </table:table-cell>
          <table:table-cell office:value-type="string" calcext:value-type="string">
            <text:p>[[0.00785776]]</text:p>
          </table:table-cell>
          <table:table-cell office:value-type="string" calcext:value-type="string">
            <text:p>0.00785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12127884]</text:p>
          </table:table-cell>
          <table:table-cell office:value-type="string" calcext:value-type="string">
            <text:p>[[0.27872115]]</text:p>
          </table:table-cell>
          <table:table-cell office:value-type="string" calcext:value-type="string">
            <text:p>0.27872115</text:p>
          </table:table-cell>
          <table:table-cell office:value-type="string" calcext:value-type="string">
            <text:p>[[0.07768548]]</text:p>
          </table:table-cell>
          <table:table-cell office:value-type="string" calcext:value-type="string">
            <text:p>0.077685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8693997]</text:p>
          </table:table-cell>
          <table:table-cell office:value-type="string" calcext:value-type="string">
            <text:p>[[0.28693998]]</text:p>
          </table:table-cell>
          <table:table-cell office:value-type="string" calcext:value-type="string">
            <text:p>0.28693998</text:p>
          </table:table-cell>
          <table:table-cell office:value-type="string" calcext:value-type="string">
            <text:p>[[0.08233455]]</text:p>
          </table:table-cell>
          <table:table-cell office:value-type="string" calcext:value-type="string">
            <text:p>0.08233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7746362]</text:p>
          </table:table-cell>
          <table:table-cell office:value-type="string" calcext:value-type="string">
            <text:p>[[0.17746362]]</text:p>
          </table:table-cell>
          <table:table-cell office:value-type="string" calcext:value-type="string">
            <text:p>0.17746362</text:p>
          </table:table-cell>
          <table:table-cell office:value-type="string" calcext:value-type="string">
            <text:p>[[0.03149334]]</text:p>
          </table:table-cell>
          <table:table-cell office:value-type="string" calcext:value-type="string">
            <text:p>0.03149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6336831]</text:p>
          </table:table-cell>
          <table:table-cell office:value-type="string" calcext:value-type="string">
            <text:p>[[0.03663169]]</text:p>
          </table:table-cell>
          <table:table-cell office:value-type="string" calcext:value-type="string">
            <text:p>0.03663169</text:p>
          </table:table-cell>
          <table:table-cell office:value-type="string" calcext:value-type="string">
            <text:p>[[0.00134188]]</text:p>
          </table:table-cell>
          <table:table-cell office:value-type="string" calcext:value-type="string">
            <text:p>0.00134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30979356]</text:p>
          </table:table-cell>
          <table:table-cell office:value-type="string" calcext:value-type="string">
            <text:p>[[0.10979356]]</text:p>
          </table:table-cell>
          <table:table-cell office:value-type="string" calcext:value-type="string">
            <text:p>0.10979356</text:p>
          </table:table-cell>
          <table:table-cell office:value-type="string" calcext:value-type="string">
            <text:p>[[0.01205463]]</text:p>
          </table:table-cell>
          <table:table-cell office:value-type="string" calcext:value-type="string">
            <text:p>0.012054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.54]]</text:p>
          </table:table-cell>
          <table:table-cell office:value-type="string" calcext:value-type="string">
            <text:p>[0.12359729]</text:p>
          </table:table-cell>
          <table:table-cell office:value-type="string" calcext:value-type="string">
            <text:p>[[0.41640273]]</text:p>
          </table:table-cell>
          <table:table-cell office:value-type="string" calcext:value-type="string">
            <text:p>0.41640273</text:p>
          </table:table-cell>
          <table:table-cell office:value-type="string" calcext:value-type="string">
            <text:p>[[0.17339124]]</text:p>
          </table:table-cell>
          <table:table-cell office:value-type="string" calcext:value-type="string">
            <text:p>0.17339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9211768]</text:p>
          </table:table-cell>
          <table:table-cell office:value-type="string" calcext:value-type="string">
            <text:p>[[0.29211769]]</text:p>
          </table:table-cell>
          <table:table-cell office:value-type="string" calcext:value-type="string">
            <text:p>0.29211769</text:p>
          </table:table-cell>
          <table:table-cell office:value-type="string" calcext:value-type="string">
            <text:p>[[0.08533274]]</text:p>
          </table:table-cell>
          <table:table-cell office:value-type="string" calcext:value-type="string">
            <text:p>0.085332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4579534]</text:p>
          </table:table-cell>
          <table:table-cell office:value-type="string" calcext:value-type="string">
            <text:p>[[0.34795338]]</text:p>
          </table:table-cell>
          <table:table-cell office:value-type="string" calcext:value-type="string">
            <text:p>0.34795338</text:p>
          </table:table-cell>
          <table:table-cell office:value-type="string" calcext:value-type="string">
            <text:p>[[0.12107155]]</text:p>
          </table:table-cell>
          <table:table-cell office:value-type="string" calcext:value-type="string">
            <text:p>0.121071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1356381]</text:p>
          </table:table-cell>
          <table:table-cell office:value-type="string" calcext:value-type="string">
            <text:p>[[0.0135638]]</text:p>
          </table:table-cell>
          <table:table-cell office:value-type="string" calcext:value-type="string">
            <text:p>0.0135638</text:p>
          </table:table-cell>
          <table:table-cell office:value-type="string" calcext:value-type="string">
            <text:p>[[0.00018398]]</text:p>
          </table:table-cell>
          <table:table-cell office:value-type="string" calcext:value-type="string">
            <text:p>0.00018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215772]</text:p>
          </table:table-cell>
          <table:table-cell office:value-type="string" calcext:value-type="string">
            <text:p>[[0.2215772]]</text:p>
          </table:table-cell>
          <table:table-cell office:value-type="string" calcext:value-type="string">
            <text:p>0.2215772</text:p>
          </table:table-cell>
          <table:table-cell office:value-type="string" calcext:value-type="string">
            <text:p>[[0.04909645]]</text:p>
          </table:table-cell>
          <table:table-cell office:value-type="string" calcext:value-type="string">
            <text:p>0.049096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8268542]</text:p>
          </table:table-cell>
          <table:table-cell office:value-type="string" calcext:value-type="string">
            <text:p>[[0.01731458]]</text:p>
          </table:table-cell>
          <table:table-cell office:value-type="string" calcext:value-type="string">
            <text:p>0.01731458</text:p>
          </table:table-cell>
          <table:table-cell office:value-type="string" calcext:value-type="string">
            <text:p>[[0.00029979]]</text:p>
          </table:table-cell>
          <table:table-cell office:value-type="string" calcext:value-type="string">
            <text:p>0.000299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216076]</text:p>
          </table:table-cell>
          <table:table-cell office:value-type="string" calcext:value-type="string">
            <text:p>[[0.0783924]]</text:p>
          </table:table-cell>
          <table:table-cell office:value-type="string" calcext:value-type="string">
            <text:p>0.0783924</text:p>
          </table:table-cell>
          <table:table-cell office:value-type="string" calcext:value-type="string">
            <text:p>[[0.00614537]]</text:p>
          </table:table-cell>
          <table:table-cell office:value-type="string" calcext:value-type="string">
            <text:p>0.006145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5334037]</text:p>
          </table:table-cell>
          <table:table-cell office:value-type="string" calcext:value-type="string">
            <text:p>[[0.05334037]]</text:p>
          </table:table-cell>
          <table:table-cell office:value-type="string" calcext:value-type="string">
            <text:p>0.05334037</text:p>
          </table:table-cell>
          <table:table-cell office:value-type="string" calcext:value-type="string">
            <text:p>[[0.00284519]]</text:p>
          </table:table-cell>
          <table:table-cell office:value-type="string" calcext:value-type="string">
            <text:p>0.002845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912953]</text:p>
          </table:table-cell>
          <table:table-cell office:value-type="string" calcext:value-type="string">
            <text:p>[[0.09129529]]</text:p>
          </table:table-cell>
          <table:table-cell office:value-type="string" calcext:value-type="string">
            <text:p>0.09129529</text:p>
          </table:table-cell>
          <table:table-cell office:value-type="string" calcext:value-type="string">
            <text:p>[[0.00833483]]</text:p>
          </table:table-cell>
          <table:table-cell office:value-type="string" calcext:value-type="string">
            <text:p>0.008334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20443222]</text:p>
          </table:table-cell>
          <table:table-cell office:value-type="string" calcext:value-type="string">
            <text:p>[[0.54556775]]</text:p>
          </table:table-cell>
          <table:table-cell office:value-type="string" calcext:value-type="string">
            <text:p>0.54556775</text:p>
          </table:table-cell>
          <table:table-cell office:value-type="string" calcext:value-type="string">
            <text:p>[[0.29764417]]</text:p>
          </table:table-cell>
          <table:table-cell office:value-type="string" calcext:value-type="string">
            <text:p>0.297644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13440782]</text:p>
          </table:table-cell>
          <table:table-cell office:value-type="string" calcext:value-type="string">
            <text:p>[[0.6155922]]</text:p>
          </table:table-cell>
          <table:table-cell office:value-type="string" calcext:value-type="string">
            <text:p>0.6155922</text:p>
          </table:table-cell>
          <table:table-cell office:value-type="string" calcext:value-type="string">
            <text:p>[[0.37895373]]</text:p>
          </table:table-cell>
          <table:table-cell office:value-type="string" calcext:value-type="string">
            <text:p>0.378953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1439252]</text:p>
          </table:table-cell>
          <table:table-cell office:value-type="string" calcext:value-type="string">
            <text:p>[[0.11439252]]</text:p>
          </table:table-cell>
          <table:table-cell office:value-type="string" calcext:value-type="string">
            <text:p>0.11439252</text:p>
          </table:table-cell>
          <table:table-cell office:value-type="string" calcext:value-type="string">
            <text:p>[[0.01308565]]</text:p>
          </table:table-cell>
          <table:table-cell office:value-type="string" calcext:value-type="string">
            <text:p>0.013085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1397478]</text:p>
          </table:table-cell>
          <table:table-cell office:value-type="string" calcext:value-type="string">
            <text:p>[[0.01397478]]</text:p>
          </table:table-cell>
          <table:table-cell office:value-type="string" calcext:value-type="string">
            <text:p>0.01397478</text:p>
          </table:table-cell>
          <table:table-cell office:value-type="string" calcext:value-type="string">
            <text:p>[[0.00019529]]</text:p>
          </table:table-cell>
          <table:table-cell office:value-type="string" calcext:value-type="string">
            <text:p>0.000195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2771837]</text:p>
          </table:table-cell>
          <table:table-cell office:value-type="string" calcext:value-type="string">
            <text:p>[[0.4728163]]</text:p>
          </table:table-cell>
          <table:table-cell office:value-type="string" calcext:value-type="string">
            <text:p>0.4728163</text:p>
          </table:table-cell>
          <table:table-cell office:value-type="string" calcext:value-type="string">
            <text:p>[[0.22355524]]</text:p>
          </table:table-cell>
          <table:table-cell office:value-type="string" calcext:value-type="string">
            <text:p>0.223555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08126083]</text:p>
          </table:table-cell>
          <table:table-cell office:value-type="string" calcext:value-type="string">
            <text:p>[[0.01873917]]</text:p>
          </table:table-cell>
          <table:table-cell office:value-type="string" calcext:value-type="string">
            <text:p>0.01873917</text:p>
          </table:table-cell>
          <table:table-cell office:value-type="string" calcext:value-type="string">
            <text:p>[[0.00035116]]</text:p>
          </table:table-cell>
          <table:table-cell office:value-type="string" calcext:value-type="string">
            <text:p>0.00035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2445086]</text:p>
          </table:table-cell>
          <table:table-cell office:value-type="string" calcext:value-type="string">
            <text:p>[[0.02445085]]</text:p>
          </table:table-cell>
          <table:table-cell office:value-type="string" calcext:value-type="string">
            <text:p>0.02445085</text:p>
          </table:table-cell>
          <table:table-cell office:value-type="string" calcext:value-type="string">
            <text:p>[[0.00059784]]</text:p>
          </table:table-cell>
          <table:table-cell office:value-type="string" calcext:value-type="string">
            <text:p>0.000597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1894871]</text:p>
          </table:table-cell>
          <table:table-cell office:value-type="string" calcext:value-type="string">
            <text:p>[[0.7105129]]</text:p>
          </table:table-cell>
          <table:table-cell office:value-type="string" calcext:value-type="string">
            <text:p>0.7105129</text:p>
          </table:table-cell>
          <table:table-cell office:value-type="string" calcext:value-type="string">
            <text:p>[[0.5048286]]</text:p>
          </table:table-cell>
          <table:table-cell office:value-type="string" calcext:value-type="string">
            <text:p>0.50482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8403867]</text:p>
          </table:table-cell>
          <table:table-cell office:value-type="string" calcext:value-type="string">
            <text:p>[[0.6159613]]</text:p>
          </table:table-cell>
          <table:table-cell office:value-type="string" calcext:value-type="string">
            <text:p>0.6159613</text:p>
          </table:table-cell>
          <table:table-cell office:value-type="string" calcext:value-type="string">
            <text:p>[[0.37940833]]</text:p>
          </table:table-cell>
          <table:table-cell office:value-type="string" calcext:value-type="string">
            <text:p>0.379408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.73]]</text:p>
          </table:table-cell>
          <table:table-cell office:value-type="string" calcext:value-type="string">
            <text:p>[0.2397079]</text:p>
          </table:table-cell>
          <table:table-cell office:value-type="string" calcext:value-type="string">
            <text:p>[[0.49029213]]</text:p>
          </table:table-cell>
          <table:table-cell office:value-type="string" calcext:value-type="string">
            <text:p>0.49029213</text:p>
          </table:table-cell>
          <table:table-cell office:value-type="string" calcext:value-type="string">
            <text:p>[[0.24038638]]</text:p>
          </table:table-cell>
          <table:table-cell office:value-type="string" calcext:value-type="string">
            <text:p>0.240386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7007425]</text:p>
          </table:table-cell>
          <table:table-cell office:value-type="string" calcext:value-type="string">
            <text:p>[[0.27007425]]</text:p>
          </table:table-cell>
          <table:table-cell office:value-type="string" calcext:value-type="string">
            <text:p>0.27007425</text:p>
          </table:table-cell>
          <table:table-cell office:value-type="string" calcext:value-type="string">
            <text:p>[[0.0729401]]</text:p>
          </table:table-cell>
          <table:table-cell office:value-type="string" calcext:value-type="string">
            <text:p>0.07294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.83]]</text:p>
          </table:table-cell>
          <table:table-cell office:value-type="string" calcext:value-type="string">
            <text:p>[0.21423575]</text:p>
          </table:table-cell>
          <table:table-cell office:value-type="string" calcext:value-type="string">
            <text:p>[[0.61576426]]</text:p>
          </table:table-cell>
          <table:table-cell office:value-type="string" calcext:value-type="string">
            <text:p>0.61576426</text:p>
          </table:table-cell>
          <table:table-cell office:value-type="string" calcext:value-type="string">
            <text:p>[[0.37916562]]</text:p>
          </table:table-cell>
          <table:table-cell office:value-type="string" calcext:value-type="string">
            <text:p>0.379165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34384072]</text:p>
          </table:table-cell>
          <table:table-cell office:value-type="string" calcext:value-type="string">
            <text:p>[[0.14384072]]</text:p>
          </table:table-cell>
          <table:table-cell office:value-type="string" calcext:value-type="string">
            <text:p>0.14384072</text:p>
          </table:table-cell>
          <table:table-cell office:value-type="string" calcext:value-type="string">
            <text:p>[[0.02069015]]</text:p>
          </table:table-cell>
          <table:table-cell office:value-type="string" calcext:value-type="string">
            <text:p>0.02069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05652675]</text:p>
          </table:table-cell>
          <table:table-cell office:value-type="string" calcext:value-type="string">
            <text:p>[[0.05652675]]</text:p>
          </table:table-cell>
          <table:table-cell office:value-type="string" calcext:value-type="string">
            <text:p>0.05652675</text:p>
          </table:table-cell>
          <table:table-cell office:value-type="string" calcext:value-type="string">
            <text:p>[[0.00319527]]</text:p>
          </table:table-cell>
          <table:table-cell office:value-type="string" calcext:value-type="string">
            <text:p>0.003195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4476855]</text:p>
          </table:table-cell>
          <table:table-cell office:value-type="string" calcext:value-type="string">
            <text:p>[[0.2476855]]</text:p>
          </table:table-cell>
          <table:table-cell office:value-type="string" calcext:value-type="string">
            <text:p>0.2476855</text:p>
          </table:table-cell>
          <table:table-cell office:value-type="string" calcext:value-type="string">
            <text:p>[[0.06134811]]</text:p>
          </table:table-cell>
          <table:table-cell office:value-type="string" calcext:value-type="string">
            <text:p>0.061348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2352296]</text:p>
          </table:table-cell>
          <table:table-cell office:value-type="string" calcext:value-type="string">
            <text:p>[[0.16352296]]</text:p>
          </table:table-cell>
          <table:table-cell office:value-type="string" calcext:value-type="string">
            <text:p>0.16352296</text:p>
          </table:table-cell>
          <table:table-cell office:value-type="string" calcext:value-type="string">
            <text:p>[[0.02673976]]</text:p>
          </table:table-cell>
          <table:table-cell office:value-type="string" calcext:value-type="string">
            <text:p>0.026739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3195731]</text:p>
          </table:table-cell>
          <table:table-cell office:value-type="string" calcext:value-type="string">
            <text:p>[[0.1680427]]</text:p>
          </table:table-cell>
          <table:table-cell office:value-type="string" calcext:value-type="string">
            <text:p>0.1680427</text:p>
          </table:table-cell>
          <table:table-cell office:value-type="string" calcext:value-type="string">
            <text:p>[[0.02823835]]</text:p>
          </table:table-cell>
          <table:table-cell office:value-type="string" calcext:value-type="string">
            <text:p>0.028238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0248392]</text:p>
          </table:table-cell>
          <table:table-cell office:value-type="string" calcext:value-type="string">
            <text:p>[[0.49751607]]</text:p>
          </table:table-cell>
          <table:table-cell office:value-type="string" calcext:value-type="string">
            <text:p>0.49751607</text:p>
          </table:table-cell>
          <table:table-cell office:value-type="string" calcext:value-type="string">
            <text:p>[[0.24752223]]</text:p>
          </table:table-cell>
          <table:table-cell office:value-type="string" calcext:value-type="string">
            <text:p>0.247522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6667807]</text:p>
          </table:table-cell>
          <table:table-cell office:value-type="string" calcext:value-type="string">
            <text:p>[[0.43332192]]</text:p>
          </table:table-cell>
          <table:table-cell office:value-type="string" calcext:value-type="string">
            <text:p>0.43332192</text:p>
          </table:table-cell>
          <table:table-cell office:value-type="string" calcext:value-type="string">
            <text:p>[[0.1877679]]</text:p>
          </table:table-cell>
          <table:table-cell office:value-type="string" calcext:value-type="string">
            <text:p>0.18776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.54]]</text:p>
          </table:table-cell>
          <table:table-cell office:value-type="string" calcext:value-type="string">
            <text:p>[0.12930733]</text:p>
          </table:table-cell>
          <table:table-cell office:value-type="string" calcext:value-type="string">
            <text:p>[[0.4106927]]</text:p>
          </table:table-cell>
          <table:table-cell office:value-type="string" calcext:value-type="string">
            <text:p>0.4106927</text:p>
          </table:table-cell>
          <table:table-cell office:value-type="string" calcext:value-type="string">
            <text:p>[[0.1686685]]</text:p>
          </table:table-cell>
          <table:table-cell office:value-type="string" calcext:value-type="string">
            <text:p>0.16866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8313691]</text:p>
          </table:table-cell>
          <table:table-cell office:value-type="string" calcext:value-type="string">
            <text:p>[[0.07313691]]</text:p>
          </table:table-cell>
          <table:table-cell office:value-type="string" calcext:value-type="string">
            <text:p>0.07313691</text:p>
          </table:table-cell>
          <table:table-cell office:value-type="string" calcext:value-type="string">
            <text:p>[[0.00534901]]</text:p>
          </table:table-cell>
          <table:table-cell office:value-type="string" calcext:value-type="string">
            <text:p>0.005349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7319459]</text:p>
          </table:table-cell>
          <table:table-cell office:value-type="string" calcext:value-type="string">
            <text:p>[[0.6268054]]</text:p>
          </table:table-cell>
          <table:table-cell office:value-type="string" calcext:value-type="string">
            <text:p>0.6268054</text:p>
          </table:table-cell>
          <table:table-cell office:value-type="string" calcext:value-type="string">
            <text:p>[[0.39288503]]</text:p>
          </table:table-cell>
          <table:table-cell office:value-type="string" calcext:value-type="string">
            <text:p>0.392885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6823608]</text:p>
          </table:table-cell>
          <table:table-cell office:value-type="string" calcext:value-type="string">
            <text:p>[[0.43176395]]</text:p>
          </table:table-cell>
          <table:table-cell office:value-type="string" calcext:value-type="string">
            <text:p>0.43176395</text:p>
          </table:table-cell>
          <table:table-cell office:value-type="string" calcext:value-type="string">
            <text:p>[[0.18642011]]</text:p>
          </table:table-cell>
          <table:table-cell office:value-type="string" calcext:value-type="string">
            <text:p>0.186420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923795]</text:p>
          </table:table-cell>
          <table:table-cell office:value-type="string" calcext:value-type="string">
            <text:p>[[0.2623795]]</text:p>
          </table:table-cell>
          <table:table-cell office:value-type="string" calcext:value-type="string">
            <text:p>0.2623795</text:p>
          </table:table-cell>
          <table:table-cell office:value-type="string" calcext:value-type="string">
            <text:p>[[0.068843]]</text:p>
          </table:table-cell>
          <table:table-cell office:value-type="string" calcext:value-type="string">
            <text:p>0.0688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135903]</text:p>
          </table:table-cell>
          <table:table-cell office:value-type="string" calcext:value-type="string">
            <text:p>[[0.5864097]]</text:p>
          </table:table-cell>
          <table:table-cell office:value-type="string" calcext:value-type="string">
            <text:p>0.5864097</text:p>
          </table:table-cell>
          <table:table-cell office:value-type="string" calcext:value-type="string">
            <text:p>[[0.34387633]]</text:p>
          </table:table-cell>
          <table:table-cell office:value-type="string" calcext:value-type="string">
            <text:p>0.343876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36733165]</text:p>
          </table:table-cell>
          <table:table-cell office:value-type="string" calcext:value-type="string">
            <text:p>[[0.16733165]]</text:p>
          </table:table-cell>
          <table:table-cell office:value-type="string" calcext:value-type="string">
            <text:p>0.16733165</text:p>
          </table:table-cell>
          <table:table-cell office:value-type="string" calcext:value-type="string">
            <text:p>[[0.02799988]]</text:p>
          </table:table-cell>
          <table:table-cell office:value-type="string" calcext:value-type="string">
            <text:p>0.027999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01977008]</text:p>
          </table:table-cell>
          <table:table-cell office:value-type="string" calcext:value-type="string">
            <text:p>[[0.07022992]]</text:p>
          </table:table-cell>
          <table:table-cell office:value-type="string" calcext:value-type="string">
            <text:p>0.07022992</text:p>
          </table:table-cell>
          <table:table-cell office:value-type="string" calcext:value-type="string">
            <text:p>[[0.00493224]]</text:p>
          </table:table-cell>
          <table:table-cell office:value-type="string" calcext:value-type="string">
            <text:p>0.004932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2094467]</text:p>
          </table:table-cell>
          <table:table-cell office:value-type="string" calcext:value-type="string">
            <text:p>[[0.22094467]]</text:p>
          </table:table-cell>
          <table:table-cell office:value-type="string" calcext:value-type="string">
            <text:p>0.22094467</text:p>
          </table:table-cell>
          <table:table-cell office:value-type="string" calcext:value-type="string">
            <text:p>[[0.04881655]]</text:p>
          </table:table-cell>
          <table:table-cell office:value-type="string" calcext:value-type="string">
            <text:p>0.04881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421793]</text:p>
          </table:table-cell>
          <table:table-cell office:value-type="string" calcext:value-type="string">
            <text:p>[[0.5578207]]</text:p>
          </table:table-cell>
          <table:table-cell office:value-type="string" calcext:value-type="string">
            <text:p>0.5578207</text:p>
          </table:table-cell>
          <table:table-cell office:value-type="string" calcext:value-type="string">
            <text:p>[[0.3111639]]</text:p>
          </table:table-cell>
          <table:table-cell office:value-type="string" calcext:value-type="string">
            <text:p>0.31116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.93]]</text:p>
          </table:table-cell>
          <table:table-cell office:value-type="string" calcext:value-type="string">
            <text:p>[0.17317778]</text:p>
          </table:table-cell>
          <table:table-cell office:value-type="string" calcext:value-type="string">
            <text:p>[[0.7568222]]</text:p>
          </table:table-cell>
          <table:table-cell office:value-type="string" calcext:value-type="string">
            <text:p>0.7568222</text:p>
          </table:table-cell>
          <table:table-cell office:value-type="string" calcext:value-type="string">
            <text:p>[[0.5727799]]</text:p>
          </table:table-cell>
          <table:table-cell office:value-type="string" calcext:value-type="string">
            <text:p>0.5727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4618217]</text:p>
          </table:table-cell>
          <table:table-cell office:value-type="string" calcext:value-type="string">
            <text:p>[[0.24618217]]</text:p>
          </table:table-cell>
          <table:table-cell office:value-type="string" calcext:value-type="string">
            <text:p>0.24618217</text:p>
          </table:table-cell>
          <table:table-cell office:value-type="string" calcext:value-type="string">
            <text:p>[[0.06060566]]</text:p>
          </table:table-cell>
          <table:table-cell office:value-type="string" calcext:value-type="string">
            <text:p>0.060605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3021747]</text:p>
          </table:table-cell>
          <table:table-cell office:value-type="string" calcext:value-type="string">
            <text:p>[[0.46978253]]</text:p>
          </table:table-cell>
          <table:table-cell office:value-type="string" calcext:value-type="string">
            <text:p>0.46978253</text:p>
          </table:table-cell>
          <table:table-cell office:value-type="string" calcext:value-type="string">
            <text:p>[[0.22069563]]</text:p>
          </table:table-cell>
          <table:table-cell office:value-type="string" calcext:value-type="string">
            <text:p>0.220695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7413668]</text:p>
          </table:table-cell>
          <table:table-cell office:value-type="string" calcext:value-type="string">
            <text:p>[[0.17413668]]</text:p>
          </table:table-cell>
          <table:table-cell office:value-type="string" calcext:value-type="string">
            <text:p>0.17413668</text:p>
          </table:table-cell>
          <table:table-cell office:value-type="string" calcext:value-type="string">
            <text:p>[[0.03032358]]</text:p>
          </table:table-cell>
          <table:table-cell office:value-type="string" calcext:value-type="string">
            <text:p>0.030323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8759805]</text:p>
          </table:table-cell>
          <table:table-cell office:value-type="string" calcext:value-type="string">
            <text:p>[[0.11240196]]</text:p>
          </table:table-cell>
          <table:table-cell office:value-type="string" calcext:value-type="string">
            <text:p>0.11240196</text:p>
          </table:table-cell>
          <table:table-cell office:value-type="string" calcext:value-type="string">
            <text:p>[[0.0126342]]</text:p>
          </table:table-cell>
          <table:table-cell office:value-type="string" calcext:value-type="string">
            <text:p>0.01263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.54]]</text:p>
          </table:table-cell>
          <table:table-cell office:value-type="string" calcext:value-type="string">
            <text:p>[0.12520584]</text:p>
          </table:table-cell>
          <table:table-cell office:value-type="string" calcext:value-type="string">
            <text:p>[[0.41479418]]</text:p>
          </table:table-cell>
          <table:table-cell office:value-type="string" calcext:value-type="string">
            <text:p>0.41479418</text:p>
          </table:table-cell>
          <table:table-cell office:value-type="string" calcext:value-type="string">
            <text:p>[[0.17205422]]</text:p>
          </table:table-cell>
          <table:table-cell office:value-type="string" calcext:value-type="string">
            <text:p>0.172054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091931]</text:p>
          </table:table-cell>
          <table:table-cell office:value-type="string" calcext:value-type="string">
            <text:p>[[0.20919311]]</text:p>
          </table:table-cell>
          <table:table-cell office:value-type="string" calcext:value-type="string">
            <text:p>0.20919311</text:p>
          </table:table-cell>
          <table:table-cell office:value-type="string" calcext:value-type="string">
            <text:p>[[0.04376176]]</text:p>
          </table:table-cell>
          <table:table-cell office:value-type="string" calcext:value-type="string">
            <text:p>0.04376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5697714]</text:p>
          </table:table-cell>
          <table:table-cell office:value-type="string" calcext:value-type="string">
            <text:p>[[0.12697715]]</text:p>
          </table:table-cell>
          <table:table-cell office:value-type="string" calcext:value-type="string">
            <text:p>0.12697715</text:p>
          </table:table-cell>
          <table:table-cell office:value-type="string" calcext:value-type="string">
            <text:p>[[0.0161232]]</text:p>
          </table:table-cell>
          <table:table-cell office:value-type="string" calcext:value-type="string">
            <text:p>0.01612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32875454]</text:p>
          </table:table-cell>
          <table:table-cell office:value-type="string" calcext:value-type="string">
            <text:p>[[0.27875453]]</text:p>
          </table:table-cell>
          <table:table-cell office:value-type="string" calcext:value-type="string">
            <text:p>0.27875453</text:p>
          </table:table-cell>
          <table:table-cell office:value-type="string" calcext:value-type="string">
            <text:p>[[0.07770409]]</text:p>
          </table:table-cell>
          <table:table-cell office:value-type="string" calcext:value-type="string">
            <text:p>0.077704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36179006]</text:p>
          </table:table-cell>
          <table:table-cell office:value-type="string" calcext:value-type="string">
            <text:p>[[0.26179007]]</text:p>
          </table:table-cell>
          <table:table-cell office:value-type="string" calcext:value-type="string">
            <text:p>0.26179007</text:p>
          </table:table-cell>
          <table:table-cell office:value-type="string" calcext:value-type="string">
            <text:p>[[0.06853404]]</text:p>
          </table:table-cell>
          <table:table-cell office:value-type="string" calcext:value-type="string">
            <text:p>0.06853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7280164]</text:p>
          </table:table-cell>
          <table:table-cell office:value-type="string" calcext:value-type="string">
            <text:p>[[0.6771984]]</text:p>
          </table:table-cell>
          <table:table-cell office:value-type="string" calcext:value-type="string">
            <text:p>0.6771984</text:p>
          </table:table-cell>
          <table:table-cell office:value-type="string" calcext:value-type="string">
            <text:p>[[0.4585977]]</text:p>
          </table:table-cell>
          <table:table-cell office:value-type="string" calcext:value-type="string">
            <text:p>0.45859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0987442]</text:p>
          </table:table-cell>
          <table:table-cell office:value-type="string" calcext:value-type="string">
            <text:p>[[0.3901256]]</text:p>
          </table:table-cell>
          <table:table-cell office:value-type="string" calcext:value-type="string">
            <text:p>0.3901256</text:p>
          </table:table-cell>
          <table:table-cell office:value-type="string" calcext:value-type="string">
            <text:p>[[0.15219799]]</text:p>
          </table:table-cell>
          <table:table-cell office:value-type="string" calcext:value-type="string">
            <text:p>0.152197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8208438]</text:p>
          </table:table-cell>
          <table:table-cell office:value-type="string" calcext:value-type="string">
            <text:p>[[0.5179156]]</text:p>
          </table:table-cell>
          <table:table-cell office:value-type="string" calcext:value-type="string">
            <text:p>0.5179156</text:p>
          </table:table-cell>
          <table:table-cell office:value-type="string" calcext:value-type="string">
            <text:p>[[0.26823658]]</text:p>
          </table:table-cell>
          <table:table-cell office:value-type="string" calcext:value-type="string">
            <text:p>0.268236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344625]</text:p>
          </table:table-cell>
          <table:table-cell office:value-type="string" calcext:value-type="string">
            <text:p>[[0.4655375]]</text:p>
          </table:table-cell>
          <table:table-cell office:value-type="string" calcext:value-type="string">
            <text:p>0.4655375</text:p>
          </table:table-cell>
          <table:table-cell office:value-type="string" calcext:value-type="string">
            <text:p>[[0.21672516]]</text:p>
          </table:table-cell>
          <table:table-cell office:value-type="string" calcext:value-type="string">
            <text:p>0.216725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0593277]</text:p>
          </table:table-cell>
          <table:table-cell office:value-type="string" calcext:value-type="string">
            <text:p>[[0.5940672]]</text:p>
          </table:table-cell>
          <table:table-cell office:value-type="string" calcext:value-type="string">
            <text:p>0.5940672</text:p>
          </table:table-cell>
          <table:table-cell office:value-type="string" calcext:value-type="string">
            <text:p>[[0.35291585]]</text:p>
          </table:table-cell>
          <table:table-cell office:value-type="string" calcext:value-type="string">
            <text:p>0.35291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5195682]</text:p>
          </table:table-cell>
          <table:table-cell office:value-type="string" calcext:value-type="string">
            <text:p>[[0.25195682]]</text:p>
          </table:table-cell>
          <table:table-cell office:value-type="string" calcext:value-type="string">
            <text:p>0.25195682</text:p>
          </table:table-cell>
          <table:table-cell office:value-type="string" calcext:value-type="string">
            <text:p>[[0.06348224]]</text:p>
          </table:table-cell>
          <table:table-cell office:value-type="string" calcext:value-type="string">
            <text:p>0.063482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2278499]</text:p>
          </table:table-cell>
          <table:table-cell office:value-type="string" calcext:value-type="string">
            <text:p>[[0.72721505]]</text:p>
          </table:table-cell>
          <table:table-cell office:value-type="string" calcext:value-type="string">
            <text:p>0.72721505</text:p>
          </table:table-cell>
          <table:table-cell office:value-type="string" calcext:value-type="string">
            <text:p>[[0.52884173]]</text:p>
          </table:table-cell>
          <table:table-cell office:value-type="string" calcext:value-type="string">
            <text:p>0.528841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0531482]</text:p>
          </table:table-cell>
          <table:table-cell office:value-type="string" calcext:value-type="string">
            <text:p>[[0.69468516]]</text:p>
          </table:table-cell>
          <table:table-cell office:value-type="string" calcext:value-type="string">
            <text:p>0.69468516</text:p>
          </table:table-cell>
          <table:table-cell office:value-type="string" calcext:value-type="string">
            <text:p>[[0.4825875]]</text:p>
          </table:table-cell>
          <table:table-cell office:value-type="string" calcext:value-type="string">
            <text:p>0.48258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3559659]</text:p>
          </table:table-cell>
          <table:table-cell office:value-type="string" calcext:value-type="string">
            <text:p>[[0.28596592]]</text:p>
          </table:table-cell>
          <table:table-cell office:value-type="string" calcext:value-type="string">
            <text:p>0.28596592</text:p>
          </table:table-cell>
          <table:table-cell office:value-type="string" calcext:value-type="string">
            <text:p>[[0.08177651]]</text:p>
          </table:table-cell>
          <table:table-cell office:value-type="string" calcext:value-type="string">
            <text:p>0.081776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1929685]</text:p>
          </table:table-cell>
          <table:table-cell office:value-type="string" calcext:value-type="string">
            <text:p>[[0.08070315]]</text:p>
          </table:table-cell>
          <table:table-cell office:value-type="string" calcext:value-type="string">
            <text:p>0.08070315</text:p>
          </table:table-cell>
          <table:table-cell office:value-type="string" calcext:value-type="string">
            <text:p>[[0.006513]]</text:p>
          </table:table-cell>
          <table:table-cell office:value-type="string" calcext:value-type="string">
            <text:p>0.0065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8585756]</text:p>
          </table:table-cell>
          <table:table-cell office:value-type="string" calcext:value-type="string">
            <text:p>[[0.6141424]]</text:p>
          </table:table-cell>
          <table:table-cell office:value-type="string" calcext:value-type="string">
            <text:p>0.6141424</text:p>
          </table:table-cell>
          <table:table-cell office:value-type="string" calcext:value-type="string">
            <text:p>[[0.37717092]]</text:p>
          </table:table-cell>
          <table:table-cell office:value-type="string" calcext:value-type="string">
            <text:p>0.377170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0929431]</text:p>
          </table:table-cell>
          <table:table-cell office:value-type="string" calcext:value-type="string">
            <text:p>[[0.6570569]]</text:p>
          </table:table-cell>
          <table:table-cell office:value-type="string" calcext:value-type="string">
            <text:p>0.6570569</text:p>
          </table:table-cell>
          <table:table-cell office:value-type="string" calcext:value-type="string">
            <text:p>[[0.4317238]]</text:p>
          </table:table-cell>
          <table:table-cell office:value-type="string" calcext:value-type="string">
            <text:p>0.4317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2668592]</text:p>
          </table:table-cell>
          <table:table-cell office:value-type="string" calcext:value-type="string">
            <text:p>[[0.7233141]]</text:p>
          </table:table-cell>
          <table:table-cell office:value-type="string" calcext:value-type="string">
            <text:p>0.7233141</text:p>
          </table:table-cell>
          <table:table-cell office:value-type="string" calcext:value-type="string">
            <text:p>[[0.5231833]]</text:p>
          </table:table-cell>
          <table:table-cell office:value-type="string" calcext:value-type="string">
            <text:p>0.52318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.83]]</text:p>
          </table:table-cell>
          <table:table-cell office:value-type="string" calcext:value-type="string">
            <text:p>[0.40758392]</text:p>
          </table:table-cell>
          <table:table-cell office:value-type="string" calcext:value-type="string">
            <text:p>[[0.42241606]]</text:p>
          </table:table-cell>
          <table:table-cell office:value-type="string" calcext:value-type="string">
            <text:p>0.42241606</text:p>
          </table:table-cell>
          <table:table-cell office:value-type="string" calcext:value-type="string">
            <text:p>[[0.17843533]]</text:p>
          </table:table-cell>
          <table:table-cell office:value-type="string" calcext:value-type="string">
            <text:p>0.178435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042293]</text:p>
          </table:table-cell>
          <table:table-cell office:value-type="string" calcext:value-type="string">
            <text:p>[[0.09577072]]</text:p>
          </table:table-cell>
          <table:table-cell office:value-type="string" calcext:value-type="string">
            <text:p>0.09577072</text:p>
          </table:table-cell>
          <table:table-cell office:value-type="string" calcext:value-type="string">
            <text:p>[[0.00917203]]</text:p>
          </table:table-cell>
          <table:table-cell office:value-type="string" calcext:value-type="string">
            <text:p>0.00917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7128667]</text:p>
          </table:table-cell>
          <table:table-cell office:value-type="string" calcext:value-type="string">
            <text:p>[[0.27128667]]</text:p>
          </table:table-cell>
          <table:table-cell office:value-type="string" calcext:value-type="string">
            <text:p>0.27128667</text:p>
          </table:table-cell>
          <table:table-cell office:value-type="string" calcext:value-type="string">
            <text:p>[[0.07359646]]</text:p>
          </table:table-cell>
          <table:table-cell office:value-type="string" calcext:value-type="string">
            <text:p>0.07359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2043867]</text:p>
          </table:table-cell>
          <table:table-cell office:value-type="string" calcext:value-type="string">
            <text:p>[[0.02043866]]</text:p>
          </table:table-cell>
          <table:table-cell office:value-type="string" calcext:value-type="string">
            <text:p>0.02043866</text:p>
          </table:table-cell>
          <table:table-cell office:value-type="string" calcext:value-type="string">
            <text:p>[[0.00041774]]</text:p>
          </table:table-cell>
          <table:table-cell office:value-type="string" calcext:value-type="string">
            <text:p>0.000417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19272372]</text:p>
          </table:table-cell>
          <table:table-cell office:value-type="string" calcext:value-type="string">
            <text:p>[[0.16272372]]</text:p>
          </table:table-cell>
          <table:table-cell office:value-type="string" calcext:value-type="string">
            <text:p>0.16272372</text:p>
          </table:table-cell>
          <table:table-cell office:value-type="string" calcext:value-type="string">
            <text:p>[[0.02647901]]</text:p>
          </table:table-cell>
          <table:table-cell office:value-type="string" calcext:value-type="string">
            <text:p>0.026479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21538912]</text:p>
          </table:table-cell>
          <table:table-cell office:value-type="string" calcext:value-type="string">
            <text:p>[[0.18461089]]</text:p>
          </table:table-cell>
          <table:table-cell office:value-type="string" calcext:value-type="string">
            <text:p>0.18461089</text:p>
          </table:table-cell>
          <table:table-cell office:value-type="string" calcext:value-type="string">
            <text:p>[[0.03408118]]</text:p>
          </table:table-cell>
          <table:table-cell office:value-type="string" calcext:value-type="string">
            <text:p>0.03408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14231563]</text:p>
          </table:table-cell>
          <table:table-cell office:value-type="string" calcext:value-type="string">
            <text:p>[[0.06231563]]</text:p>
          </table:table-cell>
          <table:table-cell office:value-type="string" calcext:value-type="string">
            <text:p>0.06231563</text:p>
          </table:table-cell>
          <table:table-cell office:value-type="string" calcext:value-type="string">
            <text:p>[[0.00388324]]</text:p>
          </table:table-cell>
          <table:table-cell office:value-type="string" calcext:value-type="string">
            <text:p>0.003883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05933186]</text:p>
          </table:table-cell>
          <table:table-cell office:value-type="string" calcext:value-type="string">
            <text:p>[[0.05933186]]</text:p>
          </table:table-cell>
          <table:table-cell office:value-type="string" calcext:value-type="string">
            <text:p>0.05933186</text:p>
          </table:table-cell>
          <table:table-cell office:value-type="string" calcext:value-type="string">
            <text:p>[[0.00352027]]</text:p>
          </table:table-cell>
          <table:table-cell office:value-type="string" calcext:value-type="string">
            <text:p>0.003520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.88]]</text:p>
          </table:table-cell>
          <table:table-cell office:value-type="string" calcext:value-type="string">
            <text:p>[0.23329125]</text:p>
          </table:table-cell>
          <table:table-cell office:value-type="string" calcext:value-type="string">
            <text:p>[[0.6467087]]</text:p>
          </table:table-cell>
          <table:table-cell office:value-type="string" calcext:value-type="string">
            <text:p>0.6467087</text:p>
          </table:table-cell>
          <table:table-cell office:value-type="string" calcext:value-type="string">
            <text:p>[[0.41823217]]</text:p>
          </table:table-cell>
          <table:table-cell office:value-type="string" calcext:value-type="string">
            <text:p>0.418232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40804392]</text:p>
          </table:table-cell>
          <table:table-cell office:value-type="string" calcext:value-type="string">
            <text:p>[[0.37804392]]</text:p>
          </table:table-cell>
          <table:table-cell office:value-type="string" calcext:value-type="string">
            <text:p>0.37804392</text:p>
          </table:table-cell>
          <table:table-cell office:value-type="string" calcext:value-type="string">
            <text:p>[[0.1429172]]</text:p>
          </table:table-cell>
          <table:table-cell office:value-type="string" calcext:value-type="string">
            <text:p>0.14291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5334344]</text:p>
          </table:table-cell>
          <table:table-cell office:value-type="string" calcext:value-type="string">
            <text:p>[[0.6466566]]</text:p>
          </table:table-cell>
          <table:table-cell office:value-type="string" calcext:value-type="string">
            <text:p>0.6466566</text:p>
          </table:table-cell>
          <table:table-cell office:value-type="string" calcext:value-type="string">
            <text:p>[[0.41816473]]</text:p>
          </table:table-cell>
          <table:table-cell office:value-type="string" calcext:value-type="string">
            <text:p>0.418164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.31]]</text:p>
          </table:table-cell>
          <table:table-cell office:value-type="string" calcext:value-type="string">
            <text:p>[0.20985779]</text:p>
          </table:table-cell>
          <table:table-cell office:value-type="string" calcext:value-type="string">
            <text:p>[[0.10014221]]</text:p>
          </table:table-cell>
          <table:table-cell office:value-type="string" calcext:value-type="string">
            <text:p>0.10014221</text:p>
          </table:table-cell>
          <table:table-cell office:value-type="string" calcext:value-type="string">
            <text:p>[[0.01002846]]</text:p>
          </table:table-cell>
          <table:table-cell office:value-type="string" calcext:value-type="string">
            <text:p>0.010028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0938301]</text:p>
          </table:table-cell>
          <table:table-cell office:value-type="string" calcext:value-type="string">
            <text:p>[[0.390617]]</text:p>
          </table:table-cell>
          <table:table-cell office:value-type="string" calcext:value-type="string">
            <text:p>0.390617</text:p>
          </table:table-cell>
          <table:table-cell office:value-type="string" calcext:value-type="string">
            <text:p>[[0.15258165]]</text:p>
          </table:table-cell>
          <table:table-cell office:value-type="string" calcext:value-type="string">
            <text:p>0.15258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432481]</text:p>
          </table:table-cell>
          <table:table-cell office:value-type="string" calcext:value-type="string">
            <text:p>[[0.1832481]]</text:p>
          </table:table-cell>
          <table:table-cell office:value-type="string" calcext:value-type="string">
            <text:p>0.1832481</text:p>
          </table:table-cell>
          <table:table-cell office:value-type="string" calcext:value-type="string">
            <text:p>[[0.03357987]]</text:p>
          </table:table-cell>
          <table:table-cell office:value-type="string" calcext:value-type="string">
            <text:p>0.033579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27325907]</text:p>
          </table:table-cell>
          <table:table-cell office:value-type="string" calcext:value-type="string">
            <text:p>[[0.12674093]]</text:p>
          </table:table-cell>
          <table:table-cell office:value-type="string" calcext:value-type="string">
            <text:p>0.12674093</text:p>
          </table:table-cell>
          <table:table-cell office:value-type="string" calcext:value-type="string">
            <text:p>[[0.01606326]]</text:p>
          </table:table-cell>
          <table:table-cell office:value-type="string" calcext:value-type="string">
            <text:p>0.016063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30842435]</text:p>
          </table:table-cell>
          <table:table-cell office:value-type="string" calcext:value-type="string">
            <text:p>[[0.00842434]]</text:p>
          </table:table-cell>
          <table:table-cell office:value-type="string" calcext:value-type="string">
            <text:p>0.00842434</text:p>
          </table:table-cell>
          <table:table-cell office:value-type="string" calcext:value-type="string">
            <text:p>[[7.096953e-05]]</text:p>
          </table:table-cell>
          <table:table-cell office:value-type="string" calcext:value-type="string">
            <text:p>7.096953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08284664]</text:p>
          </table:table-cell>
          <table:table-cell office:value-type="string" calcext:value-type="string">
            <text:p>[[0.03284664]]</text:p>
          </table:table-cell>
          <table:table-cell office:value-type="string" calcext:value-type="string">
            <text:p>0.03284664</text:p>
          </table:table-cell>
          <table:table-cell office:value-type="string" calcext:value-type="string">
            <text:p>[[0.0010789]]</text:p>
          </table:table-cell>
          <table:table-cell office:value-type="string" calcext:value-type="string">
            <text:p>0.00107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-0.00371436]</text:p>
          </table:table-cell>
          <table:table-cell office:value-type="string" calcext:value-type="string">
            <text:p>[[0.6037144]]</text:p>
          </table:table-cell>
          <table:table-cell office:value-type="string" calcext:value-type="string">
            <text:p>0.6037144</text:p>
          </table:table-cell>
          <table:table-cell office:value-type="string" calcext:value-type="string">
            <text:p>[[0.36447108]]</text:p>
          </table:table-cell>
          <table:table-cell office:value-type="string" calcext:value-type="string">
            <text:p>0.364471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.95]]</text:p>
          </table:table-cell>
          <table:table-cell office:value-type="string" calcext:value-type="string">
            <text:p>[0.33211964]</text:p>
          </table:table-cell>
          <table:table-cell office:value-type="string" calcext:value-type="string">
            <text:p>[[0.61788034]]</text:p>
          </table:table-cell>
          <table:table-cell office:value-type="string" calcext:value-type="string">
            <text:p>0.61788034</text:p>
          </table:table-cell>
          <table:table-cell office:value-type="string" calcext:value-type="string">
            <text:p>[[0.38177612]]</text:p>
          </table:table-cell>
          <table:table-cell office:value-type="string" calcext:value-type="string">
            <text:p>0.381776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47809255]</text:p>
          </table:table-cell>
          <table:table-cell office:value-type="string" calcext:value-type="string">
            <text:p>[[0.12190747]]</text:p>
          </table:table-cell>
          <table:table-cell office:value-type="string" calcext:value-type="string">
            <text:p>0.12190747</text:p>
          </table:table-cell>
          <table:table-cell office:value-type="string" calcext:value-type="string">
            <text:p>[[0.01486143]]</text:p>
          </table:table-cell>
          <table:table-cell office:value-type="string" calcext:value-type="string">
            <text:p>0.01486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3645048]</text:p>
          </table:table-cell>
          <table:table-cell office:value-type="string" calcext:value-type="string">
            <text:p>[[0.06354952]]</text:p>
          </table:table-cell>
          <table:table-cell office:value-type="string" calcext:value-type="string">
            <text:p>0.06354952</text:p>
          </table:table-cell>
          <table:table-cell office:value-type="string" calcext:value-type="string">
            <text:p>[[0.00403854]]</text:p>
          </table:table-cell>
          <table:table-cell office:value-type="string" calcext:value-type="string">
            <text:p>0.004038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3119232]</text:p>
          </table:table-cell>
          <table:table-cell office:value-type="string" calcext:value-type="string">
            <text:p>[[0.03119232]]</text:p>
          </table:table-cell>
          <table:table-cell office:value-type="string" calcext:value-type="string">
            <text:p>0.03119232</text:p>
          </table:table-cell>
          <table:table-cell office:value-type="string" calcext:value-type="string">
            <text:p>[[0.00097296]]</text:p>
          </table:table-cell>
          <table:table-cell office:value-type="string" calcext:value-type="string">
            <text:p>0.000972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13250563]</text:p>
          </table:table-cell>
          <table:table-cell office:value-type="string" calcext:value-type="string">
            <text:p>[[0.06250563]]</text:p>
          </table:table-cell>
          <table:table-cell office:value-type="string" calcext:value-type="string">
            <text:p>0.06250563</text:p>
          </table:table-cell>
          <table:table-cell office:value-type="string" calcext:value-type="string">
            <text:p>[[0.00390695]]</text:p>
          </table:table-cell>
          <table:table-cell office:value-type="string" calcext:value-type="string">
            <text:p>0.003906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4834152]</text:p>
          </table:table-cell>
          <table:table-cell office:value-type="string" calcext:value-type="string">
            <text:p>[[0.4734152]]</text:p>
          </table:table-cell>
          <table:table-cell office:value-type="string" calcext:value-type="string">
            <text:p>0.4734152</text:p>
          </table:table-cell>
          <table:table-cell office:value-type="string" calcext:value-type="string">
            <text:p>[[0.22412194]]</text:p>
          </table:table-cell>
          <table:table-cell office:value-type="string" calcext:value-type="string">
            <text:p>0.224121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3372508]</text:p>
          </table:table-cell>
          <table:table-cell office:value-type="string" calcext:value-type="string">
            <text:p>[[0.1472508]]</text:p>
          </table:table-cell>
          <table:table-cell office:value-type="string" calcext:value-type="string">
            <text:p>0.1472508</text:p>
          </table:table-cell>
          <table:table-cell office:value-type="string" calcext:value-type="string">
            <text:p>[[0.0216828]]</text:p>
          </table:table-cell>
          <table:table-cell office:value-type="string" calcext:value-type="string">
            <text:p>0.02168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019025]</text:p>
          </table:table-cell>
          <table:table-cell office:value-type="string" calcext:value-type="string">
            <text:p>[[0.00190249]]</text:p>
          </table:table-cell>
          <table:table-cell office:value-type="string" calcext:value-type="string">
            <text:p>0.00190249</text:p>
          </table:table-cell>
          <table:table-cell office:value-type="string" calcext:value-type="string">
            <text:p>[[3.6194715e-06]]</text:p>
          </table:table-cell>
          <table:table-cell office:value-type="string" calcext:value-type="string">
            <text:p>3.6194715e-06</text:p>
          </table:table-cell>
        </table:table-row>
      </table:table>
      <table:table table:name="Result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2495483]</text:p>
          </table:table-cell>
          <table:table-cell office:value-type="string" calcext:value-type="string">
            <text:p>[[0,37504518]]</text:p>
          </table:table-cell>
          <table:table-cell office:value-type="float" office:value="0.37504518" calcext:value-type="float">
            <text:p>0,37504518</text:p>
          </table:table-cell>
          <table:table-cell office:value-type="string" calcext:value-type="string">
            <text:p>[[0,14065889]]</text:p>
          </table:table-cell>
          <table:table-cell office:value-type="float" office:value="0.14065889" calcext:value-type="float">
            <text:p>0,14065889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622311]</text:p>
          </table:table-cell>
          <table:table-cell office:value-type="string" calcext:value-type="string">
            <text:p>[[0,17223111]]</text:p>
          </table:table-cell>
          <table:table-cell office:value-type="float" office:value="0.17223111" calcext:value-type="float">
            <text:p>0,17223111</text:p>
          </table:table-cell>
          <table:table-cell office:value-type="string" calcext:value-type="string">
            <text:p>[[0,02966356]]</text:p>
          </table:table-cell>
          <table:table-cell office:value-type="float" office:value="0.02966356" calcext:value-type="float">
            <text:p>0,02966356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,22]]</text:p>
          </table:table-cell>
          <table:table-cell office:value-type="string" calcext:value-type="string">
            <text:p>[0,16964778]</text:p>
          </table:table-cell>
          <table:table-cell office:value-type="string" calcext:value-type="string">
            <text:p>[[0,05035222]]</text:p>
          </table:table-cell>
          <table:table-cell office:value-type="float" office:value="0.05035222" calcext:value-type="float">
            <text:p>0,05035222</text:p>
          </table:table-cell>
          <table:table-cell office:value-type="string" calcext:value-type="string">
            <text:p>[[0,00253535]]</text:p>
          </table:table-cell>
          <table:table-cell office:value-type="float" office:value="0.00253535" calcext:value-type="float">
            <text:p>0,00253535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3625481]</text:p>
          </table:table-cell>
          <table:table-cell office:value-type="string" calcext:value-type="string">
            <text:p>[[0,33745188]]</text:p>
          </table:table-cell>
          <table:table-cell office:value-type="float" office:value="0.33745188" calcext:value-type="float">
            <text:p>0,33745188</text:p>
          </table:table-cell>
          <table:table-cell office:value-type="string" calcext:value-type="string">
            <text:p>[[0,11387376]]</text:p>
          </table:table-cell>
          <table:table-cell office:value-type="float" office:value="0.11387376" calcext:value-type="float">
            <text:p>0,11387376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36045542]</text:p>
          </table:table-cell>
          <table:table-cell office:value-type="string" calcext:value-type="string">
            <text:p>[[0,2395446]]</text:p>
          </table:table-cell>
          <table:table-cell office:value-type="float" office:value="0.2395446" calcext:value-type="float">
            <text:p>0,2395446</text:p>
          </table:table-cell>
          <table:table-cell office:value-type="string" calcext:value-type="string">
            <text:p>[[0,05738162]]</text:p>
          </table:table-cell>
          <table:table-cell office:value-type="float" office:value="0.05738162" calcext:value-type="float">
            <text:p>0,0573816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33966526]</text:p>
          </table:table-cell>
          <table:table-cell office:value-type="string" calcext:value-type="string">
            <text:p>[[0,46033475]]</text:p>
          </table:table-cell>
          <table:table-cell office:value-type="float" office:value="0.46033475" calcext:value-type="float">
            <text:p>0,46033475</text:p>
          </table:table-cell>
          <table:table-cell office:value-type="string" calcext:value-type="string">
            <text:p>[[0,21190809]]</text:p>
          </table:table-cell>
          <table:table-cell office:value-type="float" office:value="0.21190809" calcext:value-type="float">
            <text:p>0,21190809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3427462]</text:p>
          </table:table-cell>
          <table:table-cell office:value-type="string" calcext:value-type="string">
            <text:p>[[0,19274619]]</text:p>
          </table:table-cell>
          <table:table-cell office:value-type="float" office:value="0.19274619" calcext:value-type="float">
            <text:p>0,19274619</text:p>
          </table:table-cell>
          <table:table-cell office:value-type="string" calcext:value-type="string">
            <text:p>[[0,03715109]]</text:p>
          </table:table-cell>
          <table:table-cell office:value-type="float" office:value="0.03715109" calcext:value-type="float">
            <text:p>0,03715109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32201535]</text:p>
          </table:table-cell>
          <table:table-cell office:value-type="string" calcext:value-type="string">
            <text:p>[[0,42798465]]</text:p>
          </table:table-cell>
          <table:table-cell office:value-type="float" office:value="0.42798465" calcext:value-type="float">
            <text:p>0,42798465</text:p>
          </table:table-cell>
          <table:table-cell office:value-type="string" calcext:value-type="string">
            <text:p>[[0,18317087]]</text:p>
          </table:table-cell>
          <table:table-cell office:value-type="float" office:value="0.18317087" calcext:value-type="float">
            <text:p>0,1831708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33902538]</text:p>
          </table:table-cell>
          <table:table-cell office:value-type="string" calcext:value-type="string">
            <text:p>[[0,24902537]]</text:p>
          </table:table-cell>
          <table:table-cell office:value-type="float" office:value="0.24902537" calcext:value-type="float">
            <text:p>0,24902537</text:p>
          </table:table-cell>
          <table:table-cell office:value-type="string" calcext:value-type="string">
            <text:p>[[0,06201364]]</text:p>
          </table:table-cell>
          <table:table-cell office:value-type="float" office:value="0.06201364" calcext:value-type="float">
            <text:p>0,06201364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8686887]</text:p>
          </table:table-cell>
          <table:table-cell office:value-type="string" calcext:value-type="string">
            <text:p>[[0,08686887]]</text:p>
          </table:table-cell>
          <table:table-cell office:value-type="float" office:value="0.08686887" calcext:value-type="float">
            <text:p>0,08686887</text:p>
          </table:table-cell>
          <table:table-cell office:value-type="string" calcext:value-type="string">
            <text:p>[[0,0075462]]</text:p>
          </table:table-cell>
          <table:table-cell office:value-type="float" office:value="0.0075462" calcext:value-type="float">
            <text:p>0,0075462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8550392]</text:p>
          </table:table-cell>
          <table:table-cell office:value-type="string" calcext:value-type="string">
            <text:p>[[0,01449609]]</text:p>
          </table:table-cell>
          <table:table-cell office:value-type="float" office:value="0.01449609" calcext:value-type="float">
            <text:p>0,01449609</text:p>
          </table:table-cell>
          <table:table-cell office:value-type="string" calcext:value-type="string">
            <text:p>[[0,00021014]]</text:p>
          </table:table-cell>
          <table:table-cell office:value-type="float" office:value="0.00021014" calcext:value-type="float">
            <text:p>0,00021014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310861]</text:p>
          </table:table-cell>
          <table:table-cell office:value-type="string" calcext:value-type="string">
            <text:p>[[0,36891392]]</text:p>
          </table:table-cell>
          <table:table-cell office:value-type="float" office:value="0.36891392" calcext:value-type="float">
            <text:p>0,36891392</text:p>
          </table:table-cell>
          <table:table-cell office:value-type="string" calcext:value-type="string">
            <text:p>[[0,13609748]]</text:p>
          </table:table-cell>
          <table:table-cell office:value-type="float" office:value="0.13609748" calcext:value-type="float">
            <text:p>0,13609748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18651919]</text:p>
          </table:table-cell>
          <table:table-cell office:value-type="string" calcext:value-type="string">
            <text:p>[[0,5634808]]</text:p>
          </table:table-cell>
          <table:table-cell office:value-type="float" office:value="0.5634808" calcext:value-type="float">
            <text:p>0,5634808</text:p>
          </table:table-cell>
          <table:table-cell office:value-type="string" calcext:value-type="string">
            <text:p>[[0,3175106]]</text:p>
          </table:table-cell>
          <table:table-cell office:value-type="float" office:value="0.3175106" calcext:value-type="float">
            <text:p>0,3175106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9618153]</text:p>
          </table:table-cell>
          <table:table-cell office:value-type="string" calcext:value-type="string">
            <text:p>[[0,26618153]]</text:p>
          </table:table-cell>
          <table:table-cell office:value-type="float" office:value="0.26618153" calcext:value-type="float">
            <text:p>0,26618153</text:p>
          </table:table-cell>
          <table:table-cell office:value-type="string" calcext:value-type="string">
            <text:p>[[0,07085261]]</text:p>
          </table:table-cell>
          <table:table-cell office:value-type="float" office:value="0.07085261" calcext:value-type="float">
            <text:p>0,07085261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7419267]</text:p>
          </table:table-cell>
          <table:table-cell office:value-type="string" calcext:value-type="string">
            <text:p>[[0,42580736]]</text:p>
          </table:table-cell>
          <table:table-cell office:value-type="float" office:value="0.42580736" calcext:value-type="float">
            <text:p>0,42580736</text:p>
          </table:table-cell>
          <table:table-cell office:value-type="string" calcext:value-type="string">
            <text:p>[[0,1813119]]</text:p>
          </table:table-cell>
          <table:table-cell office:value-type="float" office:value="0.1813119" calcext:value-type="float">
            <text:p>0,1813119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0935795]</text:p>
          </table:table-cell>
          <table:table-cell office:value-type="string" calcext:value-type="string">
            <text:p>[[0,0064205]]</text:p>
          </table:table-cell>
          <table:table-cell office:value-type="float" office:value="0.0064205" calcext:value-type="float">
            <text:p>0,0064205</text:p>
          </table:table-cell>
          <table:table-cell office:value-type="string" calcext:value-type="string">
            <text:p>[[4,122283e-05]]</text:p>
          </table:table-cell>
          <table:table-cell table:style-name="ce2" office:value-type="float" office:value="0.00004122283" calcext:value-type="float">
            <text:p>4,12E-05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782575]</text:p>
          </table:table-cell>
          <table:table-cell office:value-type="string" calcext:value-type="string">
            <text:p>[[0,1782575]]</text:p>
          </table:table-cell>
          <table:table-cell office:value-type="float" office:value="0.1782575" calcext:value-type="float">
            <text:p>0,1782575</text:p>
          </table:table-cell>
          <table:table-cell office:value-type="string" calcext:value-type="string">
            <text:p>[[0,03177574]]</text:p>
          </table:table-cell>
          <table:table-cell office:value-type="float" office:value="0.03177574" calcext:value-type="float">
            <text:p>0,03177574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0658194]</text:p>
          </table:table-cell>
          <table:table-cell office:value-type="string" calcext:value-type="string">
            <text:p>[[0,7434181]]</text:p>
          </table:table-cell>
          <table:table-cell office:value-type="float" office:value="0.7434181" calcext:value-type="float">
            <text:p>0,7434181</text:p>
          </table:table-cell>
          <table:table-cell office:value-type="string" calcext:value-type="string">
            <text:p>[[0,5526705]]</text:p>
          </table:table-cell>
          <table:table-cell office:value-type="float" office:value="0.5526705" calcext:value-type="float">
            <text:p>0,5526705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19210318]</text:p>
          </table:table-cell>
          <table:table-cell office:value-type="string" calcext:value-type="string">
            <text:p>[[0,7078968]]</text:p>
          </table:table-cell>
          <table:table-cell office:value-type="float" office:value="0.7078968" calcext:value-type="float">
            <text:p>0,7078968</text:p>
          </table:table-cell>
          <table:table-cell office:value-type="string" calcext:value-type="string">
            <text:p>[[0,50111794]]</text:p>
          </table:table-cell>
          <table:table-cell office:value-type="float" office:value="0.50111794" calcext:value-type="float">
            <text:p>0,5011179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17324638]</text:p>
          </table:table-cell>
          <table:table-cell office:value-type="string" calcext:value-type="string">
            <text:p>[[0,09324639]]</text:p>
          </table:table-cell>
          <table:table-cell office:value-type="float" office:value="0.09324639" calcext:value-type="float">
            <text:p>0,09324639</text:p>
          </table:table-cell>
          <table:table-cell office:value-type="string" calcext:value-type="string">
            <text:p>[[0,00869489]]</text:p>
          </table:table-cell>
          <table:table-cell office:value-type="float" office:value="0.00869489" calcext:value-type="float">
            <text:p>0,00869489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30050007]</text:p>
          </table:table-cell>
          <table:table-cell office:value-type="string" calcext:value-type="string">
            <text:p>[[0,44949993]]</text:p>
          </table:table-cell>
          <table:table-cell office:value-type="float" office:value="0.44949993" calcext:value-type="float">
            <text:p>0,44949993</text:p>
          </table:table-cell>
          <table:table-cell office:value-type="string" calcext:value-type="string">
            <text:p>[[0,2020502]]</text:p>
          </table:table-cell>
          <table:table-cell office:value-type="float" office:value="0.2020502" calcext:value-type="float">
            <text:p>0,202050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39679056]</text:p>
          </table:table-cell>
          <table:table-cell office:value-type="string" calcext:value-type="string">
            <text:p>[[0,39679056]]</text:p>
          </table:table-cell>
          <table:table-cell office:value-type="float" office:value="0.39679056" calcext:value-type="float">
            <text:p>0,39679056</text:p>
          </table:table-cell>
          <table:table-cell office:value-type="string" calcext:value-type="string">
            <text:p>[[0,15744275]]</text:p>
          </table:table-cell>
          <table:table-cell office:value-type="float" office:value="0.15744275" calcext:value-type="float">
            <text:p>0,15744275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6292]</text:p>
          </table:table-cell>
          <table:table-cell office:value-type="string" calcext:value-type="string">
            <text:p>[[0,286292]]</text:p>
          </table:table-cell>
          <table:table-cell office:value-type="float" office:value="0.286292" calcext:value-type="float">
            <text:p>0,286292</text:p>
          </table:table-cell>
          <table:table-cell office:value-type="string" calcext:value-type="string">
            <text:p>[[0,0819631]]</text:p>
          </table:table-cell>
          <table:table-cell office:value-type="float" office:value="0.0819631" calcext:value-type="float">
            <text:p>0,0819631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779835]</text:p>
          </table:table-cell>
          <table:table-cell office:value-type="string" calcext:value-type="string">
            <text:p>[[0,28779835]]</text:p>
          </table:table-cell>
          <table:table-cell office:value-type="float" office:value="0.28779835" calcext:value-type="float">
            <text:p>0,28779835</text:p>
          </table:table-cell>
          <table:table-cell office:value-type="string" calcext:value-type="string">
            <text:p>[[0,08282789]]</text:p>
          </table:table-cell>
          <table:table-cell office:value-type="float" office:value="0.08282789" calcext:value-type="float">
            <text:p>0,0828278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41133046]</text:p>
          </table:table-cell>
          <table:table-cell office:value-type="string" calcext:value-type="string">
            <text:p>[[0,31133047]]</text:p>
          </table:table-cell>
          <table:table-cell office:value-type="float" office:value="0.31133047" calcext:value-type="float">
            <text:p>0,31133047</text:p>
          </table:table-cell>
          <table:table-cell office:value-type="string" calcext:value-type="string">
            <text:p>[[0,09692666]]</text:p>
          </table:table-cell>
          <table:table-cell office:value-type="float" office:value="0.09692666" calcext:value-type="float">
            <text:p>0,09692666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,65]]</text:p>
          </table:table-cell>
          <table:table-cell office:value-type="string" calcext:value-type="string">
            <text:p>[0,22714461]</text:p>
          </table:table-cell>
          <table:table-cell office:value-type="string" calcext:value-type="string">
            <text:p>[[0,42285538]]</text:p>
          </table:table-cell>
          <table:table-cell office:value-type="float" office:value="0.42285538" calcext:value-type="float">
            <text:p>0,42285538</text:p>
          </table:table-cell>
          <table:table-cell office:value-type="string" calcext:value-type="string">
            <text:p>[[0,17880668]]</text:p>
          </table:table-cell>
          <table:table-cell office:value-type="float" office:value="0.17880668" calcext:value-type="float">
            <text:p>0,17880668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6947919]</text:p>
          </table:table-cell>
          <table:table-cell office:value-type="string" calcext:value-type="string">
            <text:p>[[0,06947919]]</text:p>
          </table:table-cell>
          <table:table-cell office:value-type="float" office:value="0.06947919" calcext:value-type="float">
            <text:p>0,06947919</text:p>
          </table:table-cell>
          <table:table-cell office:value-type="string" calcext:value-type="string">
            <text:p>[[0,00482736]]</text:p>
          </table:table-cell>
          <table:table-cell office:value-type="float" office:value="0.00482736" calcext:value-type="float">
            <text:p>0,00482736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8212852]</text:p>
          </table:table-cell>
          <table:table-cell office:value-type="string" calcext:value-type="string">
            <text:p>[[0,6178715]]</text:p>
          </table:table-cell>
          <table:table-cell office:value-type="float" office:value="0.6178715" calcext:value-type="float">
            <text:p>0,6178715</text:p>
          </table:table-cell>
          <table:table-cell office:value-type="string" calcext:value-type="string">
            <text:p>[[0,38176522]]</text:p>
          </table:table-cell>
          <table:table-cell office:value-type="float" office:value="0.38176522" calcext:value-type="float">
            <text:p>0,38176522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7179188]</text:p>
          </table:table-cell>
          <table:table-cell office:value-type="string" calcext:value-type="string">
            <text:p>[[0,32820815]]</text:p>
          </table:table-cell>
          <table:table-cell office:value-type="float" office:value="0.32820815" calcext:value-type="float">
            <text:p>0,32820815</text:p>
          </table:table-cell>
          <table:table-cell office:value-type="string" calcext:value-type="string">
            <text:p>[[0,10772059]]</text:p>
          </table:table-cell>
          <table:table-cell office:value-type="float" office:value="0.10772059" calcext:value-type="float">
            <text:p>0,1077205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4999869]</text:p>
          </table:table-cell>
          <table:table-cell office:value-type="string" calcext:value-type="string">
            <text:p>[[0,04999869]]</text:p>
          </table:table-cell>
          <table:table-cell office:value-type="float" office:value="0.04999869" calcext:value-type="float">
            <text:p>0,04999869</text:p>
          </table:table-cell>
          <table:table-cell office:value-type="string" calcext:value-type="string">
            <text:p>[[0,00249987]]</text:p>
          </table:table-cell>
          <table:table-cell office:value-type="float" office:value="0.00249987" calcext:value-type="float">
            <text:p>0,00249987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36645037]</text:p>
          </table:table-cell>
          <table:table-cell office:value-type="string" calcext:value-type="string">
            <text:p>[[0,33354962]]</text:p>
          </table:table-cell>
          <table:table-cell office:value-type="float" office:value="0.33354962" calcext:value-type="float">
            <text:p>0,33354962</text:p>
          </table:table-cell>
          <table:table-cell office:value-type="string" calcext:value-type="string">
            <text:p>[[0,11125535]]</text:p>
          </table:table-cell>
          <table:table-cell office:value-type="float" office:value="0.11125535" calcext:value-type="float">
            <text:p>0,11125535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29192019]</text:p>
          </table:table-cell>
          <table:table-cell office:value-type="string" calcext:value-type="string">
            <text:p>[[0,10807982]]</text:p>
          </table:table-cell>
          <table:table-cell office:value-type="float" office:value="0.10807982" calcext:value-type="float">
            <text:p>0,10807982</text:p>
          </table:table-cell>
          <table:table-cell office:value-type="string" calcext:value-type="string">
            <text:p>[[0,01168125]]</text:p>
          </table:table-cell>
          <table:table-cell office:value-type="float" office:value="0.01168125" calcext:value-type="float">
            <text:p>0,01168125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6249344]</text:p>
          </table:table-cell>
          <table:table-cell office:value-type="string" calcext:value-type="string">
            <text:p>[[0,4375066]]</text:p>
          </table:table-cell>
          <table:table-cell office:value-type="float" office:value="0.4375066" calcext:value-type="float">
            <text:p>0,4375066</text:p>
          </table:table-cell>
          <table:table-cell office:value-type="string" calcext:value-type="string">
            <text:p>[[0,19141202]]</text:p>
          </table:table-cell>
          <table:table-cell office:value-type="float" office:value="0.19141202" calcext:value-type="float">
            <text:p>0,19141202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,89]]</text:p>
          </table:table-cell>
          <table:table-cell office:value-type="string" calcext:value-type="string">
            <text:p>[0,04514373]</text:p>
          </table:table-cell>
          <table:table-cell office:value-type="string" calcext:value-type="string">
            <text:p>[[0,84485626]]</text:p>
          </table:table-cell>
          <table:table-cell office:value-type="float" office:value="0.84485626" calcext:value-type="float">
            <text:p>0,84485626</text:p>
          </table:table-cell>
          <table:table-cell office:value-type="string" calcext:value-type="string">
            <text:p>[[0,71378213]]</text:p>
          </table:table-cell>
          <table:table-cell office:value-type="float" office:value="0.71378213" calcext:value-type="float">
            <text:p>0,71378213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1557152]</text:p>
          </table:table-cell>
          <table:table-cell office:value-type="string" calcext:value-type="string">
            <text:p>[[0,15557152]]</text:p>
          </table:table-cell>
          <table:table-cell office:value-type="float" office:value="0.15557152" calcext:value-type="float">
            <text:p>0,15557152</text:p>
          </table:table-cell>
          <table:table-cell office:value-type="string" calcext:value-type="string">
            <text:p>[[0,0242025]]</text:p>
          </table:table-cell>
          <table:table-cell office:value-type="float" office:value="0.0242025" calcext:value-type="float">
            <text:p>0,0242025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22386979]</text:p>
          </table:table-cell>
          <table:table-cell office:value-type="string" calcext:value-type="string">
            <text:p>[[0,08386979]]</text:p>
          </table:table-cell>
          <table:table-cell office:value-type="float" office:value="0.08386979" calcext:value-type="float">
            <text:p>0,08386979</text:p>
          </table:table-cell>
          <table:table-cell office:value-type="string" calcext:value-type="string">
            <text:p>[[0,00703414]]</text:p>
          </table:table-cell>
          <table:table-cell office:value-type="float" office:value="0.00703414" calcext:value-type="float">
            <text:p>0,00703414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5138785]</text:p>
          </table:table-cell>
          <table:table-cell office:value-type="string" calcext:value-type="string">
            <text:p>[[0,45387852]]</text:p>
          </table:table-cell>
          <table:table-cell office:value-type="float" office:value="0.45387852" calcext:value-type="float">
            <text:p>0,45387852</text:p>
          </table:table-cell>
          <table:table-cell office:value-type="string" calcext:value-type="string">
            <text:p>[[0,2060057]]</text:p>
          </table:table-cell>
          <table:table-cell office:value-type="float" office:value="0.2060057" calcext:value-type="float">
            <text:p>0,2060057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32126865]</text:p>
          </table:table-cell>
          <table:table-cell office:value-type="string" calcext:value-type="string">
            <text:p>[[0,17126864]]</text:p>
          </table:table-cell>
          <table:table-cell office:value-type="float" office:value="0.17126864" calcext:value-type="float">
            <text:p>0,17126864</text:p>
          </table:table-cell>
          <table:table-cell office:value-type="string" calcext:value-type="string">
            <text:p>[[0,02933295]]</text:p>
          </table:table-cell>
          <table:table-cell office:value-type="float" office:value="0.02933295" calcext:value-type="float">
            <text:p>0,0293329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3402347]</text:p>
          </table:table-cell>
          <table:table-cell office:value-type="string" calcext:value-type="string">
            <text:p>[[0,1802347]]</text:p>
          </table:table-cell>
          <table:table-cell office:value-type="float" office:value="0.1802347" calcext:value-type="float">
            <text:p>0,1802347</text:p>
          </table:table-cell>
          <table:table-cell office:value-type="string" calcext:value-type="string">
            <text:p>[[0,03248455]]</text:p>
          </table:table-cell>
          <table:table-cell office:value-type="float" office:value="0.03248455" calcext:value-type="float">
            <text:p>0,0324845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325745]</text:p>
          </table:table-cell>
          <table:table-cell office:value-type="string" calcext:value-type="string">
            <text:p>[[0,4674255]]</text:p>
          </table:table-cell>
          <table:table-cell office:value-type="float" office:value="0.4674255" calcext:value-type="float">
            <text:p>0,4674255</text:p>
          </table:table-cell>
          <table:table-cell office:value-type="string" calcext:value-type="string">
            <text:p>[[0,21848659]]</text:p>
          </table:table-cell>
          <table:table-cell office:value-type="float" office:value="0.21848659" calcext:value-type="float">
            <text:p>0,21848659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5151706]</text:p>
          </table:table-cell>
          <table:table-cell office:value-type="string" calcext:value-type="string">
            <text:p>[[0,15151706]]</text:p>
          </table:table-cell>
          <table:table-cell office:value-type="float" office:value="0.15151706" calcext:value-type="float">
            <text:p>0,15151706</text:p>
          </table:table-cell>
          <table:table-cell office:value-type="string" calcext:value-type="string">
            <text:p>[[0,02295742]]</text:p>
          </table:table-cell>
          <table:table-cell office:value-type="float" office:value="0.02295742" calcext:value-type="float">
            <text:p>0,0229574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10864398]</text:p>
          </table:table-cell>
          <table:table-cell office:value-type="string" calcext:value-type="string">
            <text:p>[[0,08864398]]</text:p>
          </table:table-cell>
          <table:table-cell office:value-type="float" office:value="0.08864398" calcext:value-type="float">
            <text:p>0,08864398</text:p>
          </table:table-cell>
          <table:table-cell office:value-type="string" calcext:value-type="string">
            <text:p>[[0,00785776]]</text:p>
          </table:table-cell>
          <table:table-cell office:value-type="float" office:value="0.00785776" calcext:value-type="float">
            <text:p>0,00785776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12127884]</text:p>
          </table:table-cell>
          <table:table-cell office:value-type="string" calcext:value-type="string">
            <text:p>[[0,27872115]]</text:p>
          </table:table-cell>
          <table:table-cell office:value-type="float" office:value="0.27872115" calcext:value-type="float">
            <text:p>0,27872115</text:p>
          </table:table-cell>
          <table:table-cell office:value-type="string" calcext:value-type="string">
            <text:p>[[0,07768548]]</text:p>
          </table:table-cell>
          <table:table-cell office:value-type="float" office:value="0.07768548" calcext:value-type="float">
            <text:p>0,07768548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8693997]</text:p>
          </table:table-cell>
          <table:table-cell office:value-type="string" calcext:value-type="string">
            <text:p>[[0,28693998]]</text:p>
          </table:table-cell>
          <table:table-cell office:value-type="float" office:value="0.28693998" calcext:value-type="float">
            <text:p>0,28693998</text:p>
          </table:table-cell>
          <table:table-cell office:value-type="string" calcext:value-type="string">
            <text:p>[[0,08233455]]</text:p>
          </table:table-cell>
          <table:table-cell office:value-type="float" office:value="0.08233455" calcext:value-type="float">
            <text:p>0,08233455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7746362]</text:p>
          </table:table-cell>
          <table:table-cell office:value-type="string" calcext:value-type="string">
            <text:p>[[0,17746362]]</text:p>
          </table:table-cell>
          <table:table-cell office:value-type="float" office:value="0.17746362" calcext:value-type="float">
            <text:p>0,17746362</text:p>
          </table:table-cell>
          <table:table-cell office:value-type="string" calcext:value-type="string">
            <text:p>[[0,03149334]]</text:p>
          </table:table-cell>
          <table:table-cell office:value-type="float" office:value="0.03149334" calcext:value-type="float">
            <text:p>0,03149334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6336831]</text:p>
          </table:table-cell>
          <table:table-cell office:value-type="string" calcext:value-type="string">
            <text:p>[[0,03663169]]</text:p>
          </table:table-cell>
          <table:table-cell office:value-type="float" office:value="0.03663169" calcext:value-type="float">
            <text:p>0,03663169</text:p>
          </table:table-cell>
          <table:table-cell office:value-type="string" calcext:value-type="string">
            <text:p>[[0,00134188]]</text:p>
          </table:table-cell>
          <table:table-cell office:value-type="float" office:value="0.00134188" calcext:value-type="float">
            <text:p>0,00134188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30979356]</text:p>
          </table:table-cell>
          <table:table-cell office:value-type="string" calcext:value-type="string">
            <text:p>[[0,10979356]]</text:p>
          </table:table-cell>
          <table:table-cell office:value-type="float" office:value="0.10979356" calcext:value-type="float">
            <text:p>0,10979356</text:p>
          </table:table-cell>
          <table:table-cell office:value-type="string" calcext:value-type="string">
            <text:p>[[0,01205463]]</text:p>
          </table:table-cell>
          <table:table-cell office:value-type="float" office:value="0.01205463" calcext:value-type="float">
            <text:p>0,01205463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,54]]</text:p>
          </table:table-cell>
          <table:table-cell office:value-type="string" calcext:value-type="string">
            <text:p>[0,12359729]</text:p>
          </table:table-cell>
          <table:table-cell office:value-type="string" calcext:value-type="string">
            <text:p>[[0,41640273]]</text:p>
          </table:table-cell>
          <table:table-cell office:value-type="float" office:value="0.41640273" calcext:value-type="float">
            <text:p>0,41640273</text:p>
          </table:table-cell>
          <table:table-cell office:value-type="string" calcext:value-type="string">
            <text:p>[[0,17339124]]</text:p>
          </table:table-cell>
          <table:table-cell office:value-type="float" office:value="0.17339124" calcext:value-type="float">
            <text:p>0,17339124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9211768]</text:p>
          </table:table-cell>
          <table:table-cell office:value-type="string" calcext:value-type="string">
            <text:p>[[0,29211769]]</text:p>
          </table:table-cell>
          <table:table-cell office:value-type="float" office:value="0.29211769" calcext:value-type="float">
            <text:p>0,29211769</text:p>
          </table:table-cell>
          <table:table-cell office:value-type="string" calcext:value-type="string">
            <text:p>[[0,08533274]]</text:p>
          </table:table-cell>
          <table:table-cell office:value-type="float" office:value="0.08533274" calcext:value-type="float">
            <text:p>0,08533274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4579534]</text:p>
          </table:table-cell>
          <table:table-cell office:value-type="string" calcext:value-type="string">
            <text:p>[[0,34795338]]</text:p>
          </table:table-cell>
          <table:table-cell office:value-type="float" office:value="0.34795338" calcext:value-type="float">
            <text:p>0,34795338</text:p>
          </table:table-cell>
          <table:table-cell office:value-type="string" calcext:value-type="string">
            <text:p>[[0,12107155]]</text:p>
          </table:table-cell>
          <table:table-cell office:value-type="float" office:value="0.12107155" calcext:value-type="float">
            <text:p>0,12107155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1356381]</text:p>
          </table:table-cell>
          <table:table-cell office:value-type="string" calcext:value-type="string">
            <text:p>[[0,0135638]]</text:p>
          </table:table-cell>
          <table:table-cell office:value-type="float" office:value="0.0135638" calcext:value-type="float">
            <text:p>0,0135638</text:p>
          </table:table-cell>
          <table:table-cell office:value-type="string" calcext:value-type="string">
            <text:p>[[0,00018398]]</text:p>
          </table:table-cell>
          <table:table-cell office:value-type="float" office:value="0.00018398" calcext:value-type="float">
            <text:p>0,00018398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215772]</text:p>
          </table:table-cell>
          <table:table-cell office:value-type="string" calcext:value-type="string">
            <text:p>[[0,2215772]]</text:p>
          </table:table-cell>
          <table:table-cell office:value-type="float" office:value="0.2215772" calcext:value-type="float">
            <text:p>0,2215772</text:p>
          </table:table-cell>
          <table:table-cell office:value-type="string" calcext:value-type="string">
            <text:p>[[0,04909645]]</text:p>
          </table:table-cell>
          <table:table-cell office:value-type="float" office:value="0.04909645" calcext:value-type="float">
            <text:p>0,0490964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8268542]</text:p>
          </table:table-cell>
          <table:table-cell office:value-type="string" calcext:value-type="string">
            <text:p>[[0,01731458]]</text:p>
          </table:table-cell>
          <table:table-cell office:value-type="float" office:value="0.01731458" calcext:value-type="float">
            <text:p>0,01731458</text:p>
          </table:table-cell>
          <table:table-cell office:value-type="string" calcext:value-type="string">
            <text:p>[[0,00029979]]</text:p>
          </table:table-cell>
          <table:table-cell office:value-type="float" office:value="0.00029979" calcext:value-type="float">
            <text:p>0,00029979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216076]</text:p>
          </table:table-cell>
          <table:table-cell office:value-type="string" calcext:value-type="string">
            <text:p>[[0,0783924]]</text:p>
          </table:table-cell>
          <table:table-cell office:value-type="float" office:value="0.0783924" calcext:value-type="float">
            <text:p>0,0783924</text:p>
          </table:table-cell>
          <table:table-cell office:value-type="string" calcext:value-type="string">
            <text:p>[[0,00614537]]</text:p>
          </table:table-cell>
          <table:table-cell office:value-type="float" office:value="0.00614537" calcext:value-type="float">
            <text:p>0,00614537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5334037]</text:p>
          </table:table-cell>
          <table:table-cell office:value-type="string" calcext:value-type="string">
            <text:p>[[0,05334037]]</text:p>
          </table:table-cell>
          <table:table-cell office:value-type="float" office:value="0.05334037" calcext:value-type="float">
            <text:p>0,05334037</text:p>
          </table:table-cell>
          <table:table-cell office:value-type="string" calcext:value-type="string">
            <text:p>[[0,00284519]]</text:p>
          </table:table-cell>
          <table:table-cell office:value-type="float" office:value="0.00284519" calcext:value-type="float">
            <text:p>0,00284519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912953]</text:p>
          </table:table-cell>
          <table:table-cell office:value-type="string" calcext:value-type="string">
            <text:p>[[0,09129529]]</text:p>
          </table:table-cell>
          <table:table-cell office:value-type="float" office:value="0.09129529" calcext:value-type="float">
            <text:p>0,09129529</text:p>
          </table:table-cell>
          <table:table-cell office:value-type="string" calcext:value-type="string">
            <text:p>[[0,00833483]]</text:p>
          </table:table-cell>
          <table:table-cell office:value-type="float" office:value="0.00833483" calcext:value-type="float">
            <text:p>0,00833483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20443222]</text:p>
          </table:table-cell>
          <table:table-cell office:value-type="string" calcext:value-type="string">
            <text:p>[[0,54556775]]</text:p>
          </table:table-cell>
          <table:table-cell office:value-type="float" office:value="0.54556775" calcext:value-type="float">
            <text:p>0,54556775</text:p>
          </table:table-cell>
          <table:table-cell office:value-type="string" calcext:value-type="string">
            <text:p>[[0,29764417]]</text:p>
          </table:table-cell>
          <table:table-cell office:value-type="float" office:value="0.29764417" calcext:value-type="float">
            <text:p>0,29764417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13440782]</text:p>
          </table:table-cell>
          <table:table-cell office:value-type="string" calcext:value-type="string">
            <text:p>[[0,6155922]]</text:p>
          </table:table-cell>
          <table:table-cell office:value-type="float" office:value="0.6155922" calcext:value-type="float">
            <text:p>0,6155922</text:p>
          </table:table-cell>
          <table:table-cell office:value-type="string" calcext:value-type="string">
            <text:p>[[0,37895373]]</text:p>
          </table:table-cell>
          <table:table-cell office:value-type="float" office:value="0.37895373" calcext:value-type="float">
            <text:p>0,37895373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1439252]</text:p>
          </table:table-cell>
          <table:table-cell office:value-type="string" calcext:value-type="string">
            <text:p>[[0,11439252]]</text:p>
          </table:table-cell>
          <table:table-cell office:value-type="float" office:value="0.11439252" calcext:value-type="float">
            <text:p>0,11439252</text:p>
          </table:table-cell>
          <table:table-cell office:value-type="string" calcext:value-type="string">
            <text:p>[[0,01308565]]</text:p>
          </table:table-cell>
          <table:table-cell office:value-type="float" office:value="0.01308565" calcext:value-type="float">
            <text:p>0,01308565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1397478]</text:p>
          </table:table-cell>
          <table:table-cell office:value-type="string" calcext:value-type="string">
            <text:p>[[0,01397478]]</text:p>
          </table:table-cell>
          <table:table-cell office:value-type="float" office:value="0.01397478" calcext:value-type="float">
            <text:p>0,01397478</text:p>
          </table:table-cell>
          <table:table-cell office:value-type="string" calcext:value-type="string">
            <text:p>[[0,00019529]]</text:p>
          </table:table-cell>
          <table:table-cell office:value-type="float" office:value="0.00019529" calcext:value-type="float">
            <text:p>0,00019529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2771837]</text:p>
          </table:table-cell>
          <table:table-cell office:value-type="string" calcext:value-type="string">
            <text:p>[[0,4728163]]</text:p>
          </table:table-cell>
          <table:table-cell office:value-type="float" office:value="0.4728163" calcext:value-type="float">
            <text:p>0,4728163</text:p>
          </table:table-cell>
          <table:table-cell office:value-type="string" calcext:value-type="string">
            <text:p>[[0,22355524]]</text:p>
          </table:table-cell>
          <table:table-cell office:value-type="float" office:value="0.22355524" calcext:value-type="float">
            <text:p>0,22355524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08126083]</text:p>
          </table:table-cell>
          <table:table-cell office:value-type="string" calcext:value-type="string">
            <text:p>[[0,01873917]]</text:p>
          </table:table-cell>
          <table:table-cell office:value-type="float" office:value="0.01873917" calcext:value-type="float">
            <text:p>0,01873917</text:p>
          </table:table-cell>
          <table:table-cell office:value-type="string" calcext:value-type="string">
            <text:p>[[0,00035116]]</text:p>
          </table:table-cell>
          <table:table-cell office:value-type="float" office:value="0.00035116" calcext:value-type="float">
            <text:p>0,00035116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2445086]</text:p>
          </table:table-cell>
          <table:table-cell office:value-type="string" calcext:value-type="string">
            <text:p>[[0,02445085]]</text:p>
          </table:table-cell>
          <table:table-cell office:value-type="float" office:value="0.02445085" calcext:value-type="float">
            <text:p>0,02445085</text:p>
          </table:table-cell>
          <table:table-cell office:value-type="string" calcext:value-type="string">
            <text:p>[[0,00059784]]</text:p>
          </table:table-cell>
          <table:table-cell office:value-type="float" office:value="0.00059784" calcext:value-type="float">
            <text:p>0,0005978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1894871]</text:p>
          </table:table-cell>
          <table:table-cell office:value-type="string" calcext:value-type="string">
            <text:p>[[0,7105129]]</text:p>
          </table:table-cell>
          <table:table-cell office:value-type="float" office:value="0.7105129" calcext:value-type="float">
            <text:p>0,7105129</text:p>
          </table:table-cell>
          <table:table-cell office:value-type="string" calcext:value-type="string">
            <text:p>[[0,5048286]]</text:p>
          </table:table-cell>
          <table:table-cell office:value-type="float" office:value="0.5048286" calcext:value-type="float">
            <text:p>0,504828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8403867]</text:p>
          </table:table-cell>
          <table:table-cell office:value-type="string" calcext:value-type="string">
            <text:p>[[0,6159613]]</text:p>
          </table:table-cell>
          <table:table-cell office:value-type="float" office:value="0.6159613" calcext:value-type="float">
            <text:p>0,6159613</text:p>
          </table:table-cell>
          <table:table-cell office:value-type="string" calcext:value-type="string">
            <text:p>[[0,37940833]]</text:p>
          </table:table-cell>
          <table:table-cell office:value-type="float" office:value="0.37940833" calcext:value-type="float">
            <text:p>0,37940833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,73]]</text:p>
          </table:table-cell>
          <table:table-cell office:value-type="string" calcext:value-type="string">
            <text:p>[0,2397079]</text:p>
          </table:table-cell>
          <table:table-cell office:value-type="string" calcext:value-type="string">
            <text:p>[[0,49029213]]</text:p>
          </table:table-cell>
          <table:table-cell office:value-type="float" office:value="0.49029213" calcext:value-type="float">
            <text:p>0,49029213</text:p>
          </table:table-cell>
          <table:table-cell office:value-type="string" calcext:value-type="string">
            <text:p>[[0,24038638]]</text:p>
          </table:table-cell>
          <table:table-cell office:value-type="float" office:value="0.24038638" calcext:value-type="float">
            <text:p>0,2403863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7007425]</text:p>
          </table:table-cell>
          <table:table-cell office:value-type="string" calcext:value-type="string">
            <text:p>[[0,27007425]]</text:p>
          </table:table-cell>
          <table:table-cell office:value-type="float" office:value="0.27007425" calcext:value-type="float">
            <text:p>0,27007425</text:p>
          </table:table-cell>
          <table:table-cell office:value-type="string" calcext:value-type="string">
            <text:p>[[0,0729401]]</text:p>
          </table:table-cell>
          <table:table-cell office:value-type="float" office:value="0.0729401" calcext:value-type="float">
            <text:p>0,0729401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,83]]</text:p>
          </table:table-cell>
          <table:table-cell office:value-type="string" calcext:value-type="string">
            <text:p>[0,21423575]</text:p>
          </table:table-cell>
          <table:table-cell office:value-type="string" calcext:value-type="string">
            <text:p>[[0,61576426]]</text:p>
          </table:table-cell>
          <table:table-cell office:value-type="float" office:value="0.61576426" calcext:value-type="float">
            <text:p>0,61576426</text:p>
          </table:table-cell>
          <table:table-cell office:value-type="string" calcext:value-type="string">
            <text:p>[[0,37916562]]</text:p>
          </table:table-cell>
          <table:table-cell office:value-type="float" office:value="0.37916562" calcext:value-type="float">
            <text:p>0,3791656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34384072]</text:p>
          </table:table-cell>
          <table:table-cell office:value-type="string" calcext:value-type="string">
            <text:p>[[0,14384072]]</text:p>
          </table:table-cell>
          <table:table-cell office:value-type="float" office:value="0.14384072" calcext:value-type="float">
            <text:p>0,14384072</text:p>
          </table:table-cell>
          <table:table-cell office:value-type="string" calcext:value-type="string">
            <text:p>[[0,02069015]]</text:p>
          </table:table-cell>
          <table:table-cell office:value-type="float" office:value="0.02069015" calcext:value-type="float">
            <text:p>0,02069015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05652675]</text:p>
          </table:table-cell>
          <table:table-cell office:value-type="string" calcext:value-type="string">
            <text:p>[[0,05652675]]</text:p>
          </table:table-cell>
          <table:table-cell office:value-type="float" office:value="0.05652675" calcext:value-type="float">
            <text:p>0,05652675</text:p>
          </table:table-cell>
          <table:table-cell office:value-type="string" calcext:value-type="string">
            <text:p>[[0,00319527]]</text:p>
          </table:table-cell>
          <table:table-cell office:value-type="float" office:value="0.00319527" calcext:value-type="float">
            <text:p>0,0031952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4476855]</text:p>
          </table:table-cell>
          <table:table-cell office:value-type="string" calcext:value-type="string">
            <text:p>[[0,2476855]]</text:p>
          </table:table-cell>
          <table:table-cell office:value-type="float" office:value="0.2476855" calcext:value-type="float">
            <text:p>0,2476855</text:p>
          </table:table-cell>
          <table:table-cell office:value-type="string" calcext:value-type="string">
            <text:p>[[0,06134811]]</text:p>
          </table:table-cell>
          <table:table-cell office:value-type="float" office:value="0.06134811" calcext:value-type="float">
            <text:p>0,06134811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2352296]</text:p>
          </table:table-cell>
          <table:table-cell office:value-type="string" calcext:value-type="string">
            <text:p>[[0,16352296]]</text:p>
          </table:table-cell>
          <table:table-cell office:value-type="float" office:value="0.16352296" calcext:value-type="float">
            <text:p>0,16352296</text:p>
          </table:table-cell>
          <table:table-cell office:value-type="string" calcext:value-type="string">
            <text:p>[[0,02673976]]</text:p>
          </table:table-cell>
          <table:table-cell office:value-type="float" office:value="0.02673976" calcext:value-type="float">
            <text:p>0,02673976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3195731]</text:p>
          </table:table-cell>
          <table:table-cell office:value-type="string" calcext:value-type="string">
            <text:p>[[0,1680427]]</text:p>
          </table:table-cell>
          <table:table-cell office:value-type="float" office:value="0.1680427" calcext:value-type="float">
            <text:p>0,1680427</text:p>
          </table:table-cell>
          <table:table-cell office:value-type="string" calcext:value-type="string">
            <text:p>[[0,02823835]]</text:p>
          </table:table-cell>
          <table:table-cell office:value-type="float" office:value="0.02823835" calcext:value-type="float">
            <text:p>0,02823835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0248392]</text:p>
          </table:table-cell>
          <table:table-cell office:value-type="string" calcext:value-type="string">
            <text:p>[[0,49751607]]</text:p>
          </table:table-cell>
          <table:table-cell office:value-type="float" office:value="0.49751607" calcext:value-type="float">
            <text:p>0,49751607</text:p>
          </table:table-cell>
          <table:table-cell office:value-type="string" calcext:value-type="string">
            <text:p>[[0,24752223]]</text:p>
          </table:table-cell>
          <table:table-cell office:value-type="float" office:value="0.24752223" calcext:value-type="float">
            <text:p>0,24752223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6667807]</text:p>
          </table:table-cell>
          <table:table-cell office:value-type="string" calcext:value-type="string">
            <text:p>[[0,43332192]]</text:p>
          </table:table-cell>
          <table:table-cell office:value-type="float" office:value="0.43332192" calcext:value-type="float">
            <text:p>0,43332192</text:p>
          </table:table-cell>
          <table:table-cell office:value-type="string" calcext:value-type="string">
            <text:p>[[0,1877679]]</text:p>
          </table:table-cell>
          <table:table-cell office:value-type="float" office:value="0.1877679" calcext:value-type="float">
            <text:p>0,1877679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,54]]</text:p>
          </table:table-cell>
          <table:table-cell office:value-type="string" calcext:value-type="string">
            <text:p>[0,12930733]</text:p>
          </table:table-cell>
          <table:table-cell office:value-type="string" calcext:value-type="string">
            <text:p>[[0,4106927]]</text:p>
          </table:table-cell>
          <table:table-cell office:value-type="float" office:value="0.4106927" calcext:value-type="float">
            <text:p>0,4106927</text:p>
          </table:table-cell>
          <table:table-cell office:value-type="string" calcext:value-type="string">
            <text:p>[[0,1686685]]</text:p>
          </table:table-cell>
          <table:table-cell office:value-type="float" office:value="0.1686685" calcext:value-type="float">
            <text:p>0,1686685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8313691]</text:p>
          </table:table-cell>
          <table:table-cell office:value-type="string" calcext:value-type="string">
            <text:p>[[0,07313691]]</text:p>
          </table:table-cell>
          <table:table-cell office:value-type="float" office:value="0.07313691" calcext:value-type="float">
            <text:p>0,07313691</text:p>
          </table:table-cell>
          <table:table-cell office:value-type="string" calcext:value-type="string">
            <text:p>[[0,00534901]]</text:p>
          </table:table-cell>
          <table:table-cell office:value-type="float" office:value="0.00534901" calcext:value-type="float">
            <text:p>0,00534901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7319459]</text:p>
          </table:table-cell>
          <table:table-cell office:value-type="string" calcext:value-type="string">
            <text:p>[[0,6268054]]</text:p>
          </table:table-cell>
          <table:table-cell office:value-type="float" office:value="0.6268054" calcext:value-type="float">
            <text:p>0,6268054</text:p>
          </table:table-cell>
          <table:table-cell office:value-type="string" calcext:value-type="string">
            <text:p>[[0,39288503]]</text:p>
          </table:table-cell>
          <table:table-cell office:value-type="float" office:value="0.39288503" calcext:value-type="float">
            <text:p>0,39288503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6823608]</text:p>
          </table:table-cell>
          <table:table-cell office:value-type="string" calcext:value-type="string">
            <text:p>[[0,43176395]]</text:p>
          </table:table-cell>
          <table:table-cell office:value-type="float" office:value="0.43176395" calcext:value-type="float">
            <text:p>0,43176395</text:p>
          </table:table-cell>
          <table:table-cell office:value-type="string" calcext:value-type="string">
            <text:p>[[0,18642011]]</text:p>
          </table:table-cell>
          <table:table-cell office:value-type="float" office:value="0.18642011" calcext:value-type="float">
            <text:p>0,18642011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923795]</text:p>
          </table:table-cell>
          <table:table-cell office:value-type="string" calcext:value-type="string">
            <text:p>[[0,2623795]]</text:p>
          </table:table-cell>
          <table:table-cell office:value-type="float" office:value="0.2623795" calcext:value-type="float">
            <text:p>0,2623795</text:p>
          </table:table-cell>
          <table:table-cell office:value-type="string" calcext:value-type="string">
            <text:p>[[0,068843]]</text:p>
          </table:table-cell>
          <table:table-cell office:value-type="float" office:value="0.068843" calcext:value-type="float">
            <text:p>0,068843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135903]</text:p>
          </table:table-cell>
          <table:table-cell office:value-type="string" calcext:value-type="string">
            <text:p>[[0,5864097]]</text:p>
          </table:table-cell>
          <table:table-cell office:value-type="float" office:value="0.5864097" calcext:value-type="float">
            <text:p>0,5864097</text:p>
          </table:table-cell>
          <table:table-cell office:value-type="string" calcext:value-type="string">
            <text:p>[[0,34387633]]</text:p>
          </table:table-cell>
          <table:table-cell office:value-type="float" office:value="0.34387633" calcext:value-type="float">
            <text:p>0,34387633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36733165]</text:p>
          </table:table-cell>
          <table:table-cell office:value-type="string" calcext:value-type="string">
            <text:p>[[0,16733165]]</text:p>
          </table:table-cell>
          <table:table-cell office:value-type="float" office:value="0.16733165" calcext:value-type="float">
            <text:p>0,16733165</text:p>
          </table:table-cell>
          <table:table-cell office:value-type="string" calcext:value-type="string">
            <text:p>[[0,02799988]]</text:p>
          </table:table-cell>
          <table:table-cell office:value-type="float" office:value="0.02799988" calcext:value-type="float">
            <text:p>0,02799988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01977008]</text:p>
          </table:table-cell>
          <table:table-cell office:value-type="string" calcext:value-type="string">
            <text:p>[[0,07022992]]</text:p>
          </table:table-cell>
          <table:table-cell office:value-type="float" office:value="0.07022992" calcext:value-type="float">
            <text:p>0,07022992</text:p>
          </table:table-cell>
          <table:table-cell office:value-type="string" calcext:value-type="string">
            <text:p>[[0,00493224]]</text:p>
          </table:table-cell>
          <table:table-cell office:value-type="float" office:value="0.00493224" calcext:value-type="float">
            <text:p>0,00493224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2094467]</text:p>
          </table:table-cell>
          <table:table-cell office:value-type="string" calcext:value-type="string">
            <text:p>[[0,22094467]]</text:p>
          </table:table-cell>
          <table:table-cell office:value-type="float" office:value="0.22094467" calcext:value-type="float">
            <text:p>0,22094467</text:p>
          </table:table-cell>
          <table:table-cell office:value-type="string" calcext:value-type="string">
            <text:p>[[0,04881655]]</text:p>
          </table:table-cell>
          <table:table-cell office:value-type="float" office:value="0.04881655" calcext:value-type="float">
            <text:p>0,0488165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421793]</text:p>
          </table:table-cell>
          <table:table-cell office:value-type="string" calcext:value-type="string">
            <text:p>[[0,5578207]]</text:p>
          </table:table-cell>
          <table:table-cell office:value-type="float" office:value="0.5578207" calcext:value-type="float">
            <text:p>0,5578207</text:p>
          </table:table-cell>
          <table:table-cell office:value-type="string" calcext:value-type="string">
            <text:p>[[0,3111639]]</text:p>
          </table:table-cell>
          <table:table-cell office:value-type="float" office:value="0.3111639" calcext:value-type="float">
            <text:p>0,3111639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,93]]</text:p>
          </table:table-cell>
          <table:table-cell office:value-type="string" calcext:value-type="string">
            <text:p>[0,17317778]</text:p>
          </table:table-cell>
          <table:table-cell office:value-type="string" calcext:value-type="string">
            <text:p>[[0,7568222]]</text:p>
          </table:table-cell>
          <table:table-cell office:value-type="float" office:value="0.7568222" calcext:value-type="float">
            <text:p>0,7568222</text:p>
          </table:table-cell>
          <table:table-cell office:value-type="string" calcext:value-type="string">
            <text:p>[[0,5727799]]</text:p>
          </table:table-cell>
          <table:table-cell office:value-type="float" office:value="0.5727799" calcext:value-type="float">
            <text:p>0,5727799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4618217]</text:p>
          </table:table-cell>
          <table:table-cell office:value-type="string" calcext:value-type="string">
            <text:p>[[0,24618217]]</text:p>
          </table:table-cell>
          <table:table-cell office:value-type="float" office:value="0.24618217" calcext:value-type="float">
            <text:p>0,24618217</text:p>
          </table:table-cell>
          <table:table-cell office:value-type="string" calcext:value-type="string">
            <text:p>[[0,06060566]]</text:p>
          </table:table-cell>
          <table:table-cell office:value-type="float" office:value="0.06060566" calcext:value-type="float">
            <text:p>0,06060566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3021747]</text:p>
          </table:table-cell>
          <table:table-cell office:value-type="string" calcext:value-type="string">
            <text:p>[[0,46978253]]</text:p>
          </table:table-cell>
          <table:table-cell office:value-type="float" office:value="0.46978253" calcext:value-type="float">
            <text:p>0,46978253</text:p>
          </table:table-cell>
          <table:table-cell office:value-type="string" calcext:value-type="string">
            <text:p>[[0,22069563]]</text:p>
          </table:table-cell>
          <table:table-cell office:value-type="float" office:value="0.22069563" calcext:value-type="float">
            <text:p>0,22069563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7413668]</text:p>
          </table:table-cell>
          <table:table-cell office:value-type="string" calcext:value-type="string">
            <text:p>[[0,17413668]]</text:p>
          </table:table-cell>
          <table:table-cell office:value-type="float" office:value="0.17413668" calcext:value-type="float">
            <text:p>0,17413668</text:p>
          </table:table-cell>
          <table:table-cell office:value-type="string" calcext:value-type="string">
            <text:p>[[0,03032358]]</text:p>
          </table:table-cell>
          <table:table-cell office:value-type="float" office:value="0.03032358" calcext:value-type="float">
            <text:p>0,03032358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8759805]</text:p>
          </table:table-cell>
          <table:table-cell office:value-type="string" calcext:value-type="string">
            <text:p>[[0,11240196]]</text:p>
          </table:table-cell>
          <table:table-cell office:value-type="float" office:value="0.11240196" calcext:value-type="float">
            <text:p>0,11240196</text:p>
          </table:table-cell>
          <table:table-cell office:value-type="string" calcext:value-type="string">
            <text:p>[[0,0126342]]</text:p>
          </table:table-cell>
          <table:table-cell office:value-type="float" office:value="0.0126342" calcext:value-type="float">
            <text:p>0,012634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,54]]</text:p>
          </table:table-cell>
          <table:table-cell office:value-type="string" calcext:value-type="string">
            <text:p>[0,12520584]</text:p>
          </table:table-cell>
          <table:table-cell office:value-type="string" calcext:value-type="string">
            <text:p>[[0,41479418]]</text:p>
          </table:table-cell>
          <table:table-cell office:value-type="float" office:value="0.41479418" calcext:value-type="float">
            <text:p>0,41479418</text:p>
          </table:table-cell>
          <table:table-cell office:value-type="string" calcext:value-type="string">
            <text:p>[[0,17205422]]</text:p>
          </table:table-cell>
          <table:table-cell office:value-type="float" office:value="0.17205422" calcext:value-type="float">
            <text:p>0,17205422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091931]</text:p>
          </table:table-cell>
          <table:table-cell office:value-type="string" calcext:value-type="string">
            <text:p>[[0,20919311]]</text:p>
          </table:table-cell>
          <table:table-cell office:value-type="float" office:value="0.20919311" calcext:value-type="float">
            <text:p>0,20919311</text:p>
          </table:table-cell>
          <table:table-cell office:value-type="string" calcext:value-type="string">
            <text:p>[[0,04376176]]</text:p>
          </table:table-cell>
          <table:table-cell office:value-type="float" office:value="0.04376176" calcext:value-type="float">
            <text:p>0,0437617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5697714]</text:p>
          </table:table-cell>
          <table:table-cell office:value-type="string" calcext:value-type="string">
            <text:p>[[0,12697715]]</text:p>
          </table:table-cell>
          <table:table-cell office:value-type="float" office:value="0.12697715" calcext:value-type="float">
            <text:p>0,12697715</text:p>
          </table:table-cell>
          <table:table-cell office:value-type="string" calcext:value-type="string">
            <text:p>[[0,0161232]]</text:p>
          </table:table-cell>
          <table:table-cell office:value-type="float" office:value="0.0161232" calcext:value-type="float">
            <text:p>0,016123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32875454]</text:p>
          </table:table-cell>
          <table:table-cell office:value-type="string" calcext:value-type="string">
            <text:p>[[0,27875453]]</text:p>
          </table:table-cell>
          <table:table-cell office:value-type="float" office:value="0.27875453" calcext:value-type="float">
            <text:p>0,27875453</text:p>
          </table:table-cell>
          <table:table-cell office:value-type="string" calcext:value-type="string">
            <text:p>[[0,07770409]]</text:p>
          </table:table-cell>
          <table:table-cell office:value-type="float" office:value="0.07770409" calcext:value-type="float">
            <text:p>0,0777040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36179006]</text:p>
          </table:table-cell>
          <table:table-cell office:value-type="string" calcext:value-type="string">
            <text:p>[[0,26179007]]</text:p>
          </table:table-cell>
          <table:table-cell office:value-type="float" office:value="0.26179007" calcext:value-type="float">
            <text:p>0,26179007</text:p>
          </table:table-cell>
          <table:table-cell office:value-type="string" calcext:value-type="string">
            <text:p>[[0,06853404]]</text:p>
          </table:table-cell>
          <table:table-cell office:value-type="float" office:value="0.06853404" calcext:value-type="float">
            <text:p>0,06853404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7280164]</text:p>
          </table:table-cell>
          <table:table-cell office:value-type="string" calcext:value-type="string">
            <text:p>[[0,6771984]]</text:p>
          </table:table-cell>
          <table:table-cell office:value-type="float" office:value="0.6771984" calcext:value-type="float">
            <text:p>0,6771984</text:p>
          </table:table-cell>
          <table:table-cell office:value-type="string" calcext:value-type="string">
            <text:p>[[0,4585977]]</text:p>
          </table:table-cell>
          <table:table-cell office:value-type="float" office:value="0.4585977" calcext:value-type="float">
            <text:p>0,4585977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0987442]</text:p>
          </table:table-cell>
          <table:table-cell office:value-type="string" calcext:value-type="string">
            <text:p>[[0,3901256]]</text:p>
          </table:table-cell>
          <table:table-cell office:value-type="float" office:value="0.3901256" calcext:value-type="float">
            <text:p>0,3901256</text:p>
          </table:table-cell>
          <table:table-cell office:value-type="string" calcext:value-type="string">
            <text:p>[[0,15219799]]</text:p>
          </table:table-cell>
          <table:table-cell office:value-type="float" office:value="0.15219799" calcext:value-type="float">
            <text:p>0,15219799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8208438]</text:p>
          </table:table-cell>
          <table:table-cell office:value-type="string" calcext:value-type="string">
            <text:p>[[0,5179156]]</text:p>
          </table:table-cell>
          <table:table-cell office:value-type="float" office:value="0.5179156" calcext:value-type="float">
            <text:p>0,5179156</text:p>
          </table:table-cell>
          <table:table-cell office:value-type="string" calcext:value-type="string">
            <text:p>[[0,26823658]]</text:p>
          </table:table-cell>
          <table:table-cell office:value-type="float" office:value="0.26823658" calcext:value-type="float">
            <text:p>0,26823658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344625]</text:p>
          </table:table-cell>
          <table:table-cell office:value-type="string" calcext:value-type="string">
            <text:p>[[0,4655375]]</text:p>
          </table:table-cell>
          <table:table-cell office:value-type="float" office:value="0.4655375" calcext:value-type="float">
            <text:p>0,4655375</text:p>
          </table:table-cell>
          <table:table-cell office:value-type="string" calcext:value-type="string">
            <text:p>[[0,21672516]]</text:p>
          </table:table-cell>
          <table:table-cell office:value-type="float" office:value="0.21672516" calcext:value-type="float">
            <text:p>0,21672516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0593277]</text:p>
          </table:table-cell>
          <table:table-cell office:value-type="string" calcext:value-type="string">
            <text:p>[[0,5940672]]</text:p>
          </table:table-cell>
          <table:table-cell office:value-type="float" office:value="0.5940672" calcext:value-type="float">
            <text:p>0,5940672</text:p>
          </table:table-cell>
          <table:table-cell office:value-type="string" calcext:value-type="string">
            <text:p>[[0,35291585]]</text:p>
          </table:table-cell>
          <table:table-cell office:value-type="float" office:value="0.35291585" calcext:value-type="float">
            <text:p>0,35291585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5195682]</text:p>
          </table:table-cell>
          <table:table-cell office:value-type="string" calcext:value-type="string">
            <text:p>[[0,25195682]]</text:p>
          </table:table-cell>
          <table:table-cell office:value-type="float" office:value="0.25195682" calcext:value-type="float">
            <text:p>0,25195682</text:p>
          </table:table-cell>
          <table:table-cell office:value-type="string" calcext:value-type="string">
            <text:p>[[0,06348224]]</text:p>
          </table:table-cell>
          <table:table-cell office:value-type="float" office:value="0.06348224" calcext:value-type="float">
            <text:p>0,06348224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2278499]</text:p>
          </table:table-cell>
          <table:table-cell office:value-type="string" calcext:value-type="string">
            <text:p>[[0,72721505]]</text:p>
          </table:table-cell>
          <table:table-cell office:value-type="float" office:value="0.72721505" calcext:value-type="float">
            <text:p>0,72721505</text:p>
          </table:table-cell>
          <table:table-cell office:value-type="string" calcext:value-type="string">
            <text:p>[[0,52884173]]</text:p>
          </table:table-cell>
          <table:table-cell office:value-type="float" office:value="0.52884173" calcext:value-type="float">
            <text:p>0,52884173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0531482]</text:p>
          </table:table-cell>
          <table:table-cell office:value-type="string" calcext:value-type="string">
            <text:p>[[0,69468516]]</text:p>
          </table:table-cell>
          <table:table-cell office:value-type="float" office:value="0.69468516" calcext:value-type="float">
            <text:p>0,69468516</text:p>
          </table:table-cell>
          <table:table-cell office:value-type="string" calcext:value-type="string">
            <text:p>[[0,4825875]]</text:p>
          </table:table-cell>
          <table:table-cell office:value-type="float" office:value="0.4825875" calcext:value-type="float">
            <text:p>0,4825875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3559659]</text:p>
          </table:table-cell>
          <table:table-cell office:value-type="string" calcext:value-type="string">
            <text:p>[[0,28596592]]</text:p>
          </table:table-cell>
          <table:table-cell office:value-type="float" office:value="0.28596592" calcext:value-type="float">
            <text:p>0,28596592</text:p>
          </table:table-cell>
          <table:table-cell office:value-type="string" calcext:value-type="string">
            <text:p>[[0,08177651]]</text:p>
          </table:table-cell>
          <table:table-cell office:value-type="float" office:value="0.08177651" calcext:value-type="float">
            <text:p>0,08177651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1929685]</text:p>
          </table:table-cell>
          <table:table-cell office:value-type="string" calcext:value-type="string">
            <text:p>[[0,08070315]]</text:p>
          </table:table-cell>
          <table:table-cell office:value-type="float" office:value="0.08070315" calcext:value-type="float">
            <text:p>0,08070315</text:p>
          </table:table-cell>
          <table:table-cell office:value-type="string" calcext:value-type="string">
            <text:p>[[0,006513]]</text:p>
          </table:table-cell>
          <table:table-cell office:value-type="float" office:value="0.006513" calcext:value-type="float">
            <text:p>0,006513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8585756]</text:p>
          </table:table-cell>
          <table:table-cell office:value-type="string" calcext:value-type="string">
            <text:p>[[0,6141424]]</text:p>
          </table:table-cell>
          <table:table-cell office:value-type="float" office:value="0.6141424" calcext:value-type="float">
            <text:p>0,6141424</text:p>
          </table:table-cell>
          <table:table-cell office:value-type="string" calcext:value-type="string">
            <text:p>[[0,37717092]]</text:p>
          </table:table-cell>
          <table:table-cell office:value-type="float" office:value="0.37717092" calcext:value-type="float">
            <text:p>0,37717092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0929431]</text:p>
          </table:table-cell>
          <table:table-cell office:value-type="string" calcext:value-type="string">
            <text:p>[[0,6570569]]</text:p>
          </table:table-cell>
          <table:table-cell office:value-type="float" office:value="0.6570569" calcext:value-type="float">
            <text:p>0,6570569</text:p>
          </table:table-cell>
          <table:table-cell office:value-type="string" calcext:value-type="string">
            <text:p>[[0,4317238]]</text:p>
          </table:table-cell>
          <table:table-cell office:value-type="float" office:value="0.4317238" calcext:value-type="float">
            <text:p>0,4317238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2668592]</text:p>
          </table:table-cell>
          <table:table-cell office:value-type="string" calcext:value-type="string">
            <text:p>[[0,7233141]]</text:p>
          </table:table-cell>
          <table:table-cell office:value-type="float" office:value="0.7233141" calcext:value-type="float">
            <text:p>0,7233141</text:p>
          </table:table-cell>
          <table:table-cell office:value-type="string" calcext:value-type="string">
            <text:p>[[0,5231833]]</text:p>
          </table:table-cell>
          <table:table-cell office:value-type="float" office:value="0.5231833" calcext:value-type="float">
            <text:p>0,5231833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,83]]</text:p>
          </table:table-cell>
          <table:table-cell office:value-type="string" calcext:value-type="string">
            <text:p>[0,40758392]</text:p>
          </table:table-cell>
          <table:table-cell office:value-type="string" calcext:value-type="string">
            <text:p>[[0,42241606]]</text:p>
          </table:table-cell>
          <table:table-cell office:value-type="float" office:value="0.42241606" calcext:value-type="float">
            <text:p>0,42241606</text:p>
          </table:table-cell>
          <table:table-cell office:value-type="string" calcext:value-type="string">
            <text:p>[[0,17843533]]</text:p>
          </table:table-cell>
          <table:table-cell office:value-type="float" office:value="0.17843533" calcext:value-type="float">
            <text:p>0,17843533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042293]</text:p>
          </table:table-cell>
          <table:table-cell office:value-type="string" calcext:value-type="string">
            <text:p>[[0,09577072]]</text:p>
          </table:table-cell>
          <table:table-cell office:value-type="float" office:value="0.09577072" calcext:value-type="float">
            <text:p>0,09577072</text:p>
          </table:table-cell>
          <table:table-cell office:value-type="string" calcext:value-type="string">
            <text:p>[[0,00917203]]</text:p>
          </table:table-cell>
          <table:table-cell office:value-type="float" office:value="0.00917203" calcext:value-type="float">
            <text:p>0,00917203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7128667]</text:p>
          </table:table-cell>
          <table:table-cell office:value-type="string" calcext:value-type="string">
            <text:p>[[0,27128667]]</text:p>
          </table:table-cell>
          <table:table-cell office:value-type="float" office:value="0.27128667" calcext:value-type="float">
            <text:p>0,27128667</text:p>
          </table:table-cell>
          <table:table-cell office:value-type="string" calcext:value-type="string">
            <text:p>[[0,07359646]]</text:p>
          </table:table-cell>
          <table:table-cell office:value-type="float" office:value="0.07359646" calcext:value-type="float">
            <text:p>0,07359646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2043867]</text:p>
          </table:table-cell>
          <table:table-cell office:value-type="string" calcext:value-type="string">
            <text:p>[[0,02043866]]</text:p>
          </table:table-cell>
          <table:table-cell office:value-type="float" office:value="0.02043866" calcext:value-type="float">
            <text:p>0,02043866</text:p>
          </table:table-cell>
          <table:table-cell office:value-type="string" calcext:value-type="string">
            <text:p>[[0,00041774]]</text:p>
          </table:table-cell>
          <table:table-cell office:value-type="float" office:value="0.00041774" calcext:value-type="float">
            <text:p>0,00041774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19272372]</text:p>
          </table:table-cell>
          <table:table-cell office:value-type="string" calcext:value-type="string">
            <text:p>[[0,16272372]]</text:p>
          </table:table-cell>
          <table:table-cell office:value-type="float" office:value="0.16272372" calcext:value-type="float">
            <text:p>0,16272372</text:p>
          </table:table-cell>
          <table:table-cell office:value-type="string" calcext:value-type="string">
            <text:p>[[0,02647901]]</text:p>
          </table:table-cell>
          <table:table-cell office:value-type="float" office:value="0.02647901" calcext:value-type="float">
            <text:p>0,02647901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21538912]</text:p>
          </table:table-cell>
          <table:table-cell office:value-type="string" calcext:value-type="string">
            <text:p>[[0,18461089]]</text:p>
          </table:table-cell>
          <table:table-cell office:value-type="float" office:value="0.18461089" calcext:value-type="float">
            <text:p>0,18461089</text:p>
          </table:table-cell>
          <table:table-cell office:value-type="string" calcext:value-type="string">
            <text:p>[[0,03408118]]</text:p>
          </table:table-cell>
          <table:table-cell office:value-type="float" office:value="0.03408118" calcext:value-type="float">
            <text:p>0,03408118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14231563]</text:p>
          </table:table-cell>
          <table:table-cell office:value-type="string" calcext:value-type="string">
            <text:p>[[0,06231563]]</text:p>
          </table:table-cell>
          <table:table-cell office:value-type="float" office:value="0.06231563" calcext:value-type="float">
            <text:p>0,06231563</text:p>
          </table:table-cell>
          <table:table-cell office:value-type="string" calcext:value-type="string">
            <text:p>[[0,00388324]]</text:p>
          </table:table-cell>
          <table:table-cell office:value-type="float" office:value="0.00388324" calcext:value-type="float">
            <text:p>0,00388324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05933186]</text:p>
          </table:table-cell>
          <table:table-cell office:value-type="string" calcext:value-type="string">
            <text:p>[[0,05933186]]</text:p>
          </table:table-cell>
          <table:table-cell office:value-type="float" office:value="0.05933186" calcext:value-type="float">
            <text:p>0,05933186</text:p>
          </table:table-cell>
          <table:table-cell office:value-type="string" calcext:value-type="string">
            <text:p>[[0,00352027]]</text:p>
          </table:table-cell>
          <table:table-cell office:value-type="float" office:value="0.00352027" calcext:value-type="float">
            <text:p>0,00352027</text:p>
          </table:table-cell>
          <table:table-cell table:number-columns-repeated="5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,88]]</text:p>
          </table:table-cell>
          <table:table-cell office:value-type="string" calcext:value-type="string">
            <text:p>[0,23329125]</text:p>
          </table:table-cell>
          <table:table-cell office:value-type="string" calcext:value-type="string">
            <text:p>[[0,6467087]]</text:p>
          </table:table-cell>
          <table:table-cell office:value-type="float" office:value="0.6467087" calcext:value-type="float">
            <text:p>0,6467087</text:p>
          </table:table-cell>
          <table:table-cell office:value-type="string" calcext:value-type="string">
            <text:p>[[0,41823217]]</text:p>
          </table:table-cell>
          <table:table-cell office:value-type="float" office:value="0.41823217" calcext:value-type="float">
            <text:p>0,41823217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40804392]</text:p>
          </table:table-cell>
          <table:table-cell office:value-type="string" calcext:value-type="string">
            <text:p>[[0,37804392]]</text:p>
          </table:table-cell>
          <table:table-cell office:value-type="float" office:value="0.37804392" calcext:value-type="float">
            <text:p>0,37804392</text:p>
          </table:table-cell>
          <table:table-cell office:value-type="string" calcext:value-type="string">
            <text:p>[[0,1429172]]</text:p>
          </table:table-cell>
          <table:table-cell office:value-type="float" office:value="0.1429172" calcext:value-type="float">
            <text:p>0,1429172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5334344]</text:p>
          </table:table-cell>
          <table:table-cell office:value-type="string" calcext:value-type="string">
            <text:p>[[0,6466566]]</text:p>
          </table:table-cell>
          <table:table-cell office:value-type="float" office:value="0.6466566" calcext:value-type="float">
            <text:p>0,6466566</text:p>
          </table:table-cell>
          <table:table-cell office:value-type="string" calcext:value-type="string">
            <text:p>[[0,41816473]]</text:p>
          </table:table-cell>
          <table:table-cell office:value-type="float" office:value="0.41816473" calcext:value-type="float">
            <text:p>0,41816473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,31]]</text:p>
          </table:table-cell>
          <table:table-cell office:value-type="string" calcext:value-type="string">
            <text:p>[0,20985779]</text:p>
          </table:table-cell>
          <table:table-cell office:value-type="string" calcext:value-type="string">
            <text:p>[[0,10014221]]</text:p>
          </table:table-cell>
          <table:table-cell office:value-type="float" office:value="0.10014221" calcext:value-type="float">
            <text:p>0,10014221</text:p>
          </table:table-cell>
          <table:table-cell office:value-type="string" calcext:value-type="string">
            <text:p>[[0,01002846]]</text:p>
          </table:table-cell>
          <table:table-cell office:value-type="float" office:value="0.01002846" calcext:value-type="float">
            <text:p>0,01002846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0938301]</text:p>
          </table:table-cell>
          <table:table-cell office:value-type="string" calcext:value-type="string">
            <text:p>[[0,390617]]</text:p>
          </table:table-cell>
          <table:table-cell office:value-type="float" office:value="0.390617" calcext:value-type="float">
            <text:p>0,390617</text:p>
          </table:table-cell>
          <table:table-cell office:value-type="string" calcext:value-type="string">
            <text:p>[[0,15258165]]</text:p>
          </table:table-cell>
          <table:table-cell office:value-type="float" office:value="0.15258165" calcext:value-type="float">
            <text:p>0,15258165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432481]</text:p>
          </table:table-cell>
          <table:table-cell office:value-type="string" calcext:value-type="string">
            <text:p>[[0,1832481]]</text:p>
          </table:table-cell>
          <table:table-cell office:value-type="float" office:value="0.1832481" calcext:value-type="float">
            <text:p>0,1832481</text:p>
          </table:table-cell>
          <table:table-cell office:value-type="string" calcext:value-type="string">
            <text:p>[[0,03357987]]</text:p>
          </table:table-cell>
          <table:table-cell office:value-type="float" office:value="0.03357987" calcext:value-type="float">
            <text:p>0,03357987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27325907]</text:p>
          </table:table-cell>
          <table:table-cell office:value-type="string" calcext:value-type="string">
            <text:p>[[0,12674093]]</text:p>
          </table:table-cell>
          <table:table-cell office:value-type="float" office:value="0.12674093" calcext:value-type="float">
            <text:p>0,12674093</text:p>
          </table:table-cell>
          <table:table-cell office:value-type="string" calcext:value-type="string">
            <text:p>[[0,01606326]]</text:p>
          </table:table-cell>
          <table:table-cell office:value-type="float" office:value="0.01606326" calcext:value-type="float">
            <text:p>0,01606326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30842435]</text:p>
          </table:table-cell>
          <table:table-cell office:value-type="string" calcext:value-type="string">
            <text:p>[[0,00842434]]</text:p>
          </table:table-cell>
          <table:table-cell office:value-type="float" office:value="0.00842434" calcext:value-type="float">
            <text:p>0,00842434</text:p>
          </table:table-cell>
          <table:table-cell office:value-type="string" calcext:value-type="string">
            <text:p>[[7,096953e-05]]</text:p>
          </table:table-cell>
          <table:table-cell table:style-name="ce2" office:value-type="float" office:value="0.00007096953" calcext:value-type="float">
            <text:p>7,10E-05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08284664]</text:p>
          </table:table-cell>
          <table:table-cell office:value-type="string" calcext:value-type="string">
            <text:p>[[0,03284664]]</text:p>
          </table:table-cell>
          <table:table-cell office:value-type="float" office:value="0.03284664" calcext:value-type="float">
            <text:p>0,03284664</text:p>
          </table:table-cell>
          <table:table-cell office:value-type="string" calcext:value-type="string">
            <text:p>[[0,0010789]]</text:p>
          </table:table-cell>
          <table:table-cell office:value-type="float" office:value="0.0010789" calcext:value-type="float">
            <text:p>0,00107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-0,00371436]</text:p>
          </table:table-cell>
          <table:table-cell office:value-type="string" calcext:value-type="string">
            <text:p>[[0,6037144]]</text:p>
          </table:table-cell>
          <table:table-cell office:value-type="float" office:value="0.6037144" calcext:value-type="float">
            <text:p>0,6037144</text:p>
          </table:table-cell>
          <table:table-cell office:value-type="string" calcext:value-type="string">
            <text:p>[[0,36447108]]</text:p>
          </table:table-cell>
          <table:table-cell office:value-type="float" office:value="0.36447108" calcext:value-type="float">
            <text:p>0,36447108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,95]]</text:p>
          </table:table-cell>
          <table:table-cell office:value-type="string" calcext:value-type="string">
            <text:p>[0,33211964]</text:p>
          </table:table-cell>
          <table:table-cell office:value-type="string" calcext:value-type="string">
            <text:p>[[0,61788034]]</text:p>
          </table:table-cell>
          <table:table-cell office:value-type="float" office:value="0.61788034" calcext:value-type="float">
            <text:p>0,61788034</text:p>
          </table:table-cell>
          <table:table-cell office:value-type="string" calcext:value-type="string">
            <text:p>[[0,38177612]]</text:p>
          </table:table-cell>
          <table:table-cell office:value-type="float" office:value="0.38177612" calcext:value-type="float">
            <text:p>0,38177612</text:p>
          </table:table-cell>
          <table:table-cell table:number-columns-repeated="5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47809255]</text:p>
          </table:table-cell>
          <table:table-cell office:value-type="string" calcext:value-type="string">
            <text:p>[[0,12190747]]</text:p>
          </table:table-cell>
          <table:table-cell office:value-type="float" office:value="0.12190747" calcext:value-type="float">
            <text:p>0,12190747</text:p>
          </table:table-cell>
          <table:table-cell office:value-type="string" calcext:value-type="string">
            <text:p>[[0,01486143]]</text:p>
          </table:table-cell>
          <table:table-cell office:value-type="float" office:value="0.01486143" calcext:value-type="float">
            <text:p>0,01486143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3645048]</text:p>
          </table:table-cell>
          <table:table-cell office:value-type="string" calcext:value-type="string">
            <text:p>[[0,06354952]]</text:p>
          </table:table-cell>
          <table:table-cell office:value-type="float" office:value="0.06354952" calcext:value-type="float">
            <text:p>0,06354952</text:p>
          </table:table-cell>
          <table:table-cell office:value-type="string" calcext:value-type="string">
            <text:p>[[0,00403854]]</text:p>
          </table:table-cell>
          <table:table-cell office:value-type="float" office:value="0.00403854" calcext:value-type="float">
            <text:p>0,00403854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3119232]</text:p>
          </table:table-cell>
          <table:table-cell office:value-type="string" calcext:value-type="string">
            <text:p>[[0,03119232]]</text:p>
          </table:table-cell>
          <table:table-cell office:value-type="float" office:value="0.03119232" calcext:value-type="float">
            <text:p>0,03119232</text:p>
          </table:table-cell>
          <table:table-cell office:value-type="string" calcext:value-type="string">
            <text:p>[[0,00097296]]</text:p>
          </table:table-cell>
          <table:table-cell office:value-type="float" office:value="0.00097296" calcext:value-type="float">
            <text:p>0,00097296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13250563]</text:p>
          </table:table-cell>
          <table:table-cell office:value-type="string" calcext:value-type="string">
            <text:p>[[0,06250563]]</text:p>
          </table:table-cell>
          <table:table-cell office:value-type="float" office:value="0.06250563" calcext:value-type="float">
            <text:p>0,06250563</text:p>
          </table:table-cell>
          <table:table-cell office:value-type="string" calcext:value-type="string">
            <text:p>[[0,00390695]]</text:p>
          </table:table-cell>
          <table:table-cell office:value-type="float" office:value="0.00390695" calcext:value-type="float">
            <text:p>0,00390695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4834152]</text:p>
          </table:table-cell>
          <table:table-cell office:value-type="string" calcext:value-type="string">
            <text:p>[[0,4734152]]</text:p>
          </table:table-cell>
          <table:table-cell office:value-type="float" office:value="0.4734152" calcext:value-type="float">
            <text:p>0,4734152</text:p>
          </table:table-cell>
          <table:table-cell office:value-type="string" calcext:value-type="string">
            <text:p>[[0,22412194]]</text:p>
          </table:table-cell>
          <table:table-cell office:value-type="float" office:value="0.22412194" calcext:value-type="float">
            <text:p>0,22412194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3372508]</text:p>
          </table:table-cell>
          <table:table-cell office:value-type="string" calcext:value-type="string">
            <text:p>[[0,1472508]]</text:p>
          </table:table-cell>
          <table:table-cell office:value-type="float" office:value="0.1472508" calcext:value-type="float">
            <text:p>0,1472508</text:p>
          </table:table-cell>
          <table:table-cell office:value-type="string" calcext:value-type="string">
            <text:p>[[0,0216828]]</text:p>
          </table:table-cell>
          <table:table-cell office:value-type="float" office:value="0.0216828" calcext:value-type="float">
            <text:p>0,0216828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019025]</text:p>
          </table:table-cell>
          <table:table-cell office:value-type="string" calcext:value-type="string">
            <text:p>[[0,00190249]]</text:p>
          </table:table-cell>
          <table:table-cell office:value-type="float" office:value="0.00190249" calcext:value-type="float">
            <text:p>0,00190249</text:p>
          </table:table-cell>
          <table:table-cell office:value-type="string" calcext:value-type="string">
            <text:p>[[3,6194715e-06]]</text:p>
          </table:table-cell>
          <table:table-cell table:style-name="ce2" office:value-type="float" office:value="0.0000036194715" calcext:value-type="float">
            <text:p>3,62E-06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table:number-columns-repeated="4"/>
          <table:table-cell table:style-name="ce1" table:formula="of:=AVERAGE([.E2:.E135])" office:value-type="float" office:value="0.301120946343284" calcext:value-type="float">
            <text:p>0,301120946343284</text:p>
          </table:table-cell>
          <table:table-cell table:style-name="ce1"/>
          <table:table-cell table:style-name="ce1" table:formula="of:=AVERAGE([.G2:.G135])" office:value-type="float" office:value="0.138462646953966" calcext:value-type="float">
            <text:p>0,138462646953966</text:p>
          </table:table-cell>
          <table:table-cell table:style-name="ce1"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-00-00</text:date>, <text:time style:data-style-name="N2" text:time-value="13:15:19.01555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2-03-29T13:15:51.408080392</dc:date>
    <meta:editing-duration>PT4M43S</meta:editing-duration>
    <meta:editing-cycles>2</meta:editing-cycles>
    <meta:generator>LibreOffice/6.3.5.2$Linux_X86_64 LibreOffice_project/30$Build-2</meta:generator>
    <meta:document-statistic meta:table-count="2" meta:cell-count="1892" meta:object-count="0"/>
  </office:meta>
</office:document-meta>
</file>